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robotoregular" svg:font-family="robotoregular"/>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officeooo:rsid="0020d479" officeooo:paragraph-rsid="0020d479"/>
    </style:style>
    <style:style style:name="P4" style:family="paragraph" style:parent-style-name="Footer">
      <style:text-properties officeooo:rsid="0020d479" officeooo:paragraph-rsid="0020d479"/>
    </style:style>
    <style:style style:name="P5" style:family="paragraph" style:parent-style-name="Standard">
      <style:paragraph-properties fo:margin-left="1.431cm" fo:margin-right="0.203cm" fo:margin-top="0.125cm" fo:margin-bottom="0cm" style:contextual-spacing="false" fo:line-height="150%" fo:text-align="justify" style:justify-single-word="false" fo:text-indent="0cm" style:auto-text-indent="false"/>
      <style:text-properties fo:color="#000000" loext:opacity="100%" style:font-name="Times New Roman" fo:font-size="12pt" fo:language="gl" fo:country="ES" fo:font-style="normal" style:font-size-asian="12pt" style:font-style-asian="normal" style:font-size-complex="12pt" style:font-style-complex="normal"/>
    </style:style>
    <style:style style:name="P6" style:family="paragraph" style:parent-style-name="Text_20_body">
      <style:paragraph-properties fo:line-height="150%" fo:text-align="justify" style:justify-single-word="false"/>
      <style:text-properties fo:color="#000000" loext:opacity="100%" style:font-name="Times New Roman" fo:font-size="12pt" fo:language="gl" fo:country="ES" fo:font-style="normal" style:font-size-asian="12pt" style:font-style-asian="normal" style:font-size-complex="12pt" style:font-style-complex="normal"/>
    </style:style>
    <style:style style:name="P7" style:family="paragraph" style:parent-style-name="Text_20_body">
      <style:paragraph-properties fo:margin-top="0.005cm" fo:margin-bottom="0cm" style:contextual-spacing="false" fo:line-height="150%" fo:text-align="justify" style:justify-single-word="false"/>
      <style:text-properties fo:color="#000000" loext:opacity="100%" style:font-name="Times New Roman" fo:font-size="12pt" fo:language="gl" fo:country="ES" fo:font-style="normal" style:font-size-asian="12pt" style:font-style-asian="normal" style:font-size-complex="12pt" style:font-style-complex="normal"/>
    </style:style>
    <style:style style:name="P8" style:family="paragraph" style:parent-style-name="Text_20_body">
      <style:paragraph-properties fo:margin-top="0.011cm" fo:margin-bottom="0cm" style:contextual-spacing="false" fo:line-height="150%" fo:text-align="justify" style:justify-single-word="false"/>
      <style:text-properties fo:color="#000000" loext:opacity="100%" style:font-name="Times New Roman" fo:font-size="12pt" fo:language="gl" fo:country="ES" fo:font-style="normal" style:font-size-asian="12pt" style:font-style-asian="normal" style:font-size-complex="12pt" style:font-style-complex="normal"/>
    </style:style>
    <style:style style:name="P9" style:family="paragraph" style:parent-style-name="Text_20_body">
      <style:paragraph-properties fo:margin-top="0.016cm" fo:margin-bottom="0cm" style:contextual-spacing="false" fo:line-height="150%" fo:text-align="justify" style:justify-single-word="false"/>
      <style:text-properties fo:color="#000000" loext:opacity="100%" style:font-name="Times New Roman" fo:font-size="12pt" fo:language="gl" fo:country="ES" fo:font-style="normal" style:font-size-asian="12pt" style:font-style-asian="normal" style:font-size-complex="12pt" style:font-style-complex="normal"/>
    </style:style>
    <style:style style:name="P10" style:family="paragraph" style:parent-style-name="Text_20_body">
      <style:paragraph-properties fo:margin-top="0.019cm" fo:margin-bottom="0cm" style:contextual-spacing="false" fo:line-height="150%" fo:text-align="justify" style:justify-single-word="false"/>
      <style:text-properties fo:color="#000000" loext:opacity="100%" style:font-name="Times New Roman" fo:font-size="12pt" fo:language="gl" fo:country="ES" fo:font-style="normal" style:font-size-asian="12pt" style:font-style-asian="normal" style:font-size-complex="12pt" style:font-style-complex="normal"/>
    </style:style>
    <style:style style:name="P11" style:family="paragraph" style:parent-style-name="Text_20_body">
      <style:paragraph-properties fo:margin-top="0.012cm" fo:margin-bottom="0cm" style:contextual-spacing="false" fo:line-height="150%" fo:text-align="justify" style:justify-single-word="false"/>
      <style:text-properties fo:color="#000000" loext:opacity="100%" style:font-name="Times New Roman" fo:font-size="12pt" fo:language="gl" fo:country="ES" fo:font-style="normal" style:font-size-asian="12pt" style:font-style-asian="normal" style:font-size-complex="12pt" style:font-style-complex="normal"/>
    </style:style>
    <style:style style:name="P12" style:family="paragraph" style:parent-style-name="Text_20_body">
      <style:paragraph-properties fo:margin-top="0.007cm" fo:margin-bottom="0cm" style:contextual-spacing="false" fo:line-height="150%" fo:text-align="justify" style:justify-single-word="false"/>
      <style:text-properties fo:color="#000000" loext:opacity="100%" style:font-name="Times New Roman" fo:font-size="12pt" fo:language="gl" fo:country="ES" fo:font-style="normal" style:font-size-asian="12pt" style:font-style-asian="normal" style:font-size-complex="12pt" style:font-style-complex="normal"/>
    </style:style>
    <style:style style:name="P13" style:family="paragraph" style:parent-style-name="Text_20_body">
      <style:paragraph-properties fo:margin-left="0.21cm" fo:margin-right="0.178cm" fo:margin-top="0.122cm" fo:margin-bottom="0cm" style:contextual-spacing="false" fo:line-height="150%" fo:text-align="justify" style:justify-single-word="false" fo:text-indent="0cm" style:auto-text-indent="false"/>
      <style:text-properties fo:color="#000000" loext:opacity="100%" style:font-name="Times New Roman" fo:font-size="12pt" fo:language="gl" fo:country="ES" fo:font-style="normal" style:font-size-asian="12pt" style:font-style-asian="normal" style:font-size-complex="12pt" style:font-style-complex="normal"/>
    </style:style>
    <style:style style:name="P14" style:family="paragraph" style:parent-style-name="Text_20_body">
      <style:paragraph-properties fo:margin-left="0.212cm" fo:margin-right="0.178cm" fo:line-height="150%" fo:text-align="justify" style:justify-single-word="false" fo:text-indent="-0.002cm" style:auto-text-indent="false"/>
      <style:text-properties fo:color="#000000" loext:opacity="100%" style:font-name="Times New Roman" fo:font-size="12pt" fo:language="gl" fo:country="ES" fo:font-style="normal" style:font-size-asian="12pt" style:font-style-asian="normal" style:font-size-complex="12pt" style:font-style-complex="normal"/>
    </style:style>
    <style:style style:name="P15" style:family="paragraph" style:parent-style-name="Text_20_body">
      <style:paragraph-properties fo:margin-top="0.004cm" fo:margin-bottom="0cm" style:contextual-spacing="false" fo:line-height="150%" fo:text-align="justify" style:justify-single-word="false"/>
      <style:text-properties fo:color="#000000" loext:opacity="100%" style:font-name="Times New Roman" fo:font-size="12pt" fo:language="gl" fo:country="ES" fo:font-style="normal" style:font-size-asian="12pt" style:font-style-asian="normal" style:font-size-complex="12pt" style:font-style-complex="normal"/>
    </style:style>
    <style:style style:name="P16" style:family="paragraph" style:parent-style-name="Text_20_body">
      <style:paragraph-properties fo:margin-left="0.21cm" fo:margin-right="0.201cm" fo:margin-top="0.122cm" fo:margin-bottom="0cm" style:contextual-spacing="false" fo:line-height="150%" fo:text-align="justify" style:justify-single-word="false" fo:text-indent="0cm" style:auto-text-indent="false"/>
      <style:text-properties fo:color="#000000" loext:opacity="100%" style:font-name="Times New Roman" fo:font-size="12pt" fo:language="gl" fo:country="ES" fo:font-style="normal" style:font-size-asian="12pt" style:font-style-asian="normal" style:font-size-complex="12pt" style:font-style-complex="normal"/>
    </style:style>
    <style:style style:name="P17" style:family="paragraph" style:parent-style-name="Text_20_body">
      <style:paragraph-properties fo:margin-left="0.21cm" fo:margin-right="0.203cm" fo:line-height="150%" fo:text-align="justify" style:justify-single-word="false" fo:text-indent="0cm" style:auto-text-indent="false"/>
      <style:text-properties fo:color="#000000" loext:opacity="100%" style:font-name="Times New Roman" fo:font-size="12pt" fo:language="gl" fo:country="ES" fo:font-style="normal" officeooo:paragraph-rsid="00252f94" style:font-size-asian="12pt" style:font-style-asian="normal" style:font-size-complex="12pt" style:font-style-complex="normal"/>
    </style:style>
    <style:style style:name="P18" style:family="paragraph" style:parent-style-name="Text_20_body">
      <style:paragraph-properties fo:margin-left="0.21cm" fo:margin-right="0.192cm" fo:margin-top="0.122cm" fo:margin-bottom="0cm" style:contextual-spacing="false" fo:line-height="150%" fo:text-align="justify" style:justify-single-word="false" fo:text-indent="0cm" style:auto-text-indent="false"/>
      <style:text-properties fo:color="#000000" loext:opacity="100%" style:font-name="Times New Roman" fo:font-size="12pt" fo:language="gl" fo:country="ES" fo:font-style="normal" style:font-size-asian="12pt" style:font-style-asian="normal" style:font-size-complex="12pt" style:font-style-complex="normal"/>
    </style:style>
    <style:style style:name="P19" style:family="paragraph" style:parent-style-name="Text_20_body">
      <style:paragraph-properties fo:margin-left="0.212cm" fo:margin-right="0.199cm" fo:margin-top="0.122cm" fo:margin-bottom="0cm" style:contextual-spacing="false" fo:line-height="150%" fo:text-align="justify" style:justify-single-word="false" fo:text-indent="-0.002cm" style:auto-text-indent="false"/>
      <style:text-properties fo:color="#000000" loext:opacity="100%" style:font-name="Times New Roman" fo:font-size="12pt" fo:language="gl" fo:country="ES" fo:font-style="normal" style:font-size-asian="12pt" style:font-style-asian="normal" style:font-size-complex="12pt" style:font-style-complex="normal"/>
    </style:style>
    <style:style style:name="P20" style:family="paragraph" style:parent-style-name="Text_20_body">
      <style:paragraph-properties fo:margin-left="0.21cm" fo:margin-right="0.198cm" fo:line-height="150%" fo:text-align="justify" style:justify-single-word="false" fo:text-indent="0cm" style:auto-text-indent="false"/>
      <style:text-properties fo:color="#000000" loext:opacity="100%" style:font-name="Times New Roman" fo:font-size="12pt" fo:language="gl" fo:country="ES" fo:font-style="normal" style:font-size-asian="12pt" style:font-style-asian="normal" style:font-size-complex="12pt" style:font-style-complex="normal"/>
    </style:style>
    <style:style style:name="P21" style:family="paragraph" style:parent-style-name="Text_20_body">
      <style:paragraph-properties fo:margin-left="0.21cm" fo:margin-right="0.191cm" fo:margin-top="0.122cm" fo:margin-bottom="0cm" style:contextual-spacing="false" fo:line-height="150%" fo:text-align="justify" style:justify-single-word="false" fo:text-indent="0.529cm" style:auto-text-indent="false"/>
      <style:text-properties fo:color="#000000" loext:opacity="100%" style:font-name="Times New Roman" fo:font-size="12pt" fo:language="gl" fo:country="ES" fo:font-style="normal" officeooo:paragraph-rsid="003d9275" style:font-size-asian="12pt" style:font-style-asian="normal" style:font-size-complex="12pt" style:font-style-complex="normal"/>
    </style:style>
    <style:style style:name="P22" style:family="paragraph" style:parent-style-name="Text_20_body">
      <style:paragraph-properties fo:line-height="150%" fo:text-align="justify" style:justify-single-word="false"/>
      <style:text-properties fo:color="#000000" loext:opacity="100%" style:font-name="Times New Roman" fo:font-size="12pt" fo:language="gl" fo:country="ES" fo:font-style="normal" officeooo:paragraph-rsid="004113ce" style:font-size-asian="12pt" style:font-style-asian="normal" style:font-size-complex="12pt" style:font-style-complex="normal"/>
    </style:style>
    <style:style style:name="P23" style:family="paragraph" style:parent-style-name="Text_20_body">
      <style:paragraph-properties fo:margin-top="0.011cm" fo:margin-bottom="0cm" style:contextual-spacing="false" fo:line-height="150%" fo:text-align="justify" style:justify-single-word="false"/>
      <style:text-properties fo:color="#000000" loext:opacity="100%" style:font-name="Times New Roman" fo:font-size="12pt" fo:language="gl" fo:country="ES" fo:font-style="normal" officeooo:paragraph-rsid="004113ce" style:font-size-asian="12pt" style:font-style-asian="normal" style:font-size-complex="12pt" style:font-style-complex="normal"/>
    </style:style>
    <style:style style:name="P24" style:family="paragraph" style:parent-style-name="Text_20_body">
      <style:paragraph-properties fo:margin-left="0.21cm" fo:margin-right="0.513cm" fo:line-height="150%" fo:text-align="justify" style:justify-single-word="false" fo:text-indent="0cm" style:auto-text-indent="false"/>
      <style:text-properties fo:color="#000000" loext:opacity="100%" style:font-name="Times New Roman" fo:font-size="12pt" fo:language="gl" fo:country="ES" fo:font-style="normal" officeooo:paragraph-rsid="004113ce" style:font-size-asian="12pt" style:font-style-asian="normal" style:font-size-complex="12pt" style:font-style-complex="normal"/>
    </style:style>
    <style:style style:name="P25" style:family="paragraph" style:parent-style-name="Text_20_body">
      <style:paragraph-properties fo:margin-top="0.007cm" fo:margin-bottom="0cm" style:contextual-spacing="false" fo:line-height="150%" fo:text-align="justify" style:justify-single-word="false"/>
      <style:text-properties fo:color="#000000" loext:opacity="100%" style:font-name="Times New Roman" fo:font-size="12pt" fo:language="gl" fo:country="ES" fo:font-style="normal" officeooo:paragraph-rsid="004113ce" style:font-size-asian="12pt" style:font-style-asian="normal" style:font-size-complex="12pt" style:font-style-complex="normal"/>
    </style:style>
    <style:style style:name="P26" style:family="paragraph" style:parent-style-name="Text_20_body">
      <style:paragraph-properties fo:margin-top="0.004cm" fo:margin-bottom="0cm" style:contextual-spacing="false" fo:line-height="150%" fo:text-align="justify" style:justify-single-word="false"/>
      <style:text-properties fo:color="#000000" loext:opacity="100%" style:font-name="Times New Roman" fo:font-size="12pt" fo:language="gl" fo:country="ES" fo:font-style="normal" officeooo:paragraph-rsid="004113ce" style:font-size-asian="12pt" style:font-style-asian="normal" style:font-size-complex="12pt" style:font-style-complex="normal"/>
    </style:style>
    <style:style style:name="P27" style:family="paragraph" style:parent-style-name="Text_20_body">
      <style:paragraph-properties fo:margin-top="0.018cm" fo:margin-bottom="0cm" style:contextual-spacing="false" fo:line-height="150%" fo:text-align="justify" style:justify-single-word="false"/>
      <style:text-properties fo:color="#000000" loext:opacity="100%" style:font-name="Times New Roman" fo:font-size="12pt" fo:language="gl" fo:country="ES" fo:font-style="normal" officeooo:paragraph-rsid="004113ce" style:font-size-asian="12pt" style:font-style-asian="normal" style:font-size-complex="12pt" style:font-style-complex="normal"/>
    </style:style>
    <style:style style:name="P28" style:family="paragraph" style:parent-style-name="Text_20_body">
      <style:paragraph-properties fo:margin-top="0.016cm" fo:margin-bottom="0cm" style:contextual-spacing="false" fo:line-height="150%" fo:text-align="justify" style:justify-single-word="false"/>
      <style:text-properties fo:color="#000000" loext:opacity="100%" style:font-name="Times New Roman" fo:font-size="12pt" fo:language="gl" fo:country="ES" fo:font-style="normal" officeooo:paragraph-rsid="004113ce" style:font-size-asian="12pt" style:font-style-asian="normal" style:font-size-complex="12pt" style:font-style-complex="normal"/>
    </style:style>
    <style:style style:name="P29" style:family="paragraph" style:parent-style-name="Text_20_body">
      <style:paragraph-properties fo:margin-top="0.019cm" fo:margin-bottom="0cm" style:contextual-spacing="false" fo:line-height="150%" fo:text-align="justify" style:justify-single-word="false"/>
      <style:text-properties fo:color="#000000" loext:opacity="100%" style:font-name="Times New Roman" fo:font-size="12pt" fo:language="gl" fo:country="ES" fo:font-style="normal" officeooo:paragraph-rsid="004113ce" style:font-size-asian="12pt" style:font-style-asian="normal" style:font-size-complex="12pt" style:font-style-complex="normal"/>
    </style:style>
    <style:style style:name="P30" style:family="paragraph" style:parent-style-name="Text_20_body">
      <style:paragraph-properties fo:margin-left="0cm" fo:margin-right="0.178cm" fo:margin-top="0.122cm" fo:margin-bottom="0cm" style:contextual-spacing="false" fo:line-height="150%" fo:text-align="justify" style:justify-single-word="false" fo:text-indent="0cm" style:auto-text-indent="false"/>
      <style:text-properties fo:color="#000000" loext:opacity="100%" style:font-name="Times New Roman" fo:font-size="12pt" fo:language="gl" fo:country="ES" fo:font-style="normal" officeooo:paragraph-rsid="004113ce" style:font-size-asian="12pt" style:font-style-asian="normal" style:font-size-complex="12pt" style:font-style-complex="normal"/>
    </style:style>
    <style:style style:name="P31" style:family="paragraph" style:parent-style-name="Text_20_body">
      <style:paragraph-properties fo:margin-left="0.21cm" fo:margin-right="0.194cm" fo:line-height="150%" fo:text-align="justify" style:justify-single-word="false" fo:text-indent="0cm" style:auto-text-indent="false"/>
      <style:text-properties fo:color="#000000" loext:opacity="100%" style:font-name="Times New Roman" fo:font-size="12pt" fo:language="gl" fo:country="ES" fo:font-style="normal" officeooo:paragraph-rsid="004113ce" style:font-size-asian="12pt" style:font-style-asian="normal" style:font-size-complex="12pt" style:font-style-complex="normal"/>
    </style:style>
    <style:style style:name="P32" style:family="paragraph" style:parent-style-name="Text_20_body">
      <style:paragraph-properties fo:margin-left="0.21cm" fo:margin-right="0.196cm" fo:margin-top="0.122cm" fo:margin-bottom="0cm" style:contextual-spacing="false" fo:line-height="150%" fo:text-align="justify" style:justify-single-word="false" fo:text-indent="0cm" style:auto-text-indent="false"/>
      <style:text-properties fo:color="#000000" loext:opacity="100%" style:font-name="Times New Roman" fo:font-size="12pt" fo:language="gl" fo:country="ES" fo:font-style="normal" officeooo:paragraph-rsid="004113ce" style:font-size-asian="12pt" style:font-style-asian="normal" style:font-size-complex="12pt" style:font-style-complex="normal"/>
    </style:style>
    <style:style style:name="P33" style:family="paragraph" style:parent-style-name="Text_20_body">
      <style:paragraph-properties fo:margin-top="0.101cm" fo:margin-bottom="0.101cm" style:contextual-spacing="false" fo:line-height="150%" fo:text-align="justify" style:justify-single-word="false"/>
      <style:text-properties fo:color="#000000" loext:opacity="100%" style:font-name="Times New Roman" fo:font-size="12pt" fo:language="gl" fo:country="ES" fo:font-style="normal" officeooo:paragraph-rsid="004113ce" style:font-size-asian="12pt" style:font-style-asian="normal" style:font-size-complex="12pt" style:font-style-complex="normal"/>
    </style:style>
    <style:style style:name="P34" style:family="paragraph" style:parent-style-name="Text_20_body" style:master-page-name="">
      <loext:graphic-properties draw:fill="none"/>
      <style:paragraph-properties fo:margin-left="0cm" fo:margin-right="0.199cm" fo:margin-top="0.12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language="gl" fo:country="ES" fo:font-style="normal" officeooo:paragraph-rsid="004113ce" style:font-size-asian="12pt" style:font-style-asian="normal" style:font-size-complex="12pt" style:font-style-complex="normal"/>
    </style:style>
    <style:style style:name="P35" style:family="paragraph" style:parent-style-name="Text_20_body" style:master-page-name="">
      <loext:graphic-properties draw:fill="none"/>
      <style:paragraph-properties fo:margin-left="0cm" fo:margin-right="0.199cm"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language="gl" fo:country="ES" fo:font-style="normal" officeooo:paragraph-rsid="004113ce" style:font-size-asian="12pt" style:font-style-asian="normal" style:font-size-complex="12pt" style:font-style-complex="normal"/>
    </style:style>
    <style:style style:name="P36" style:family="paragraph" style:parent-style-name="Text_20_body" style:master-page-name="">
      <loext:graphic-properties draw:fill="none"/>
      <style:paragraph-properties fo:margin-left="0.101cm" fo:margin-right="0cm"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language="gl" fo:country="ES" fo:font-style="normal" officeooo:paragraph-rsid="004113ce" style:font-size-asian="12pt" style:font-style-asian="normal" style:font-size-complex="12pt" style:font-style-complex="normal"/>
    </style:style>
    <style:style style:name="P37" style:family="paragraph" style:parent-style-name="Text_20_body" style:master-page-name="">
      <loext:graphic-properties draw:fill="none"/>
      <style:paragraph-properties fo:margin-left="0.101cm" fo:margin-right="0cm" fo:margin-top="0.12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language="gl" fo:country="ES" fo:font-style="normal" officeooo:paragraph-rsid="004113ce" style:font-size-asian="12pt" style:font-style-asian="normal" style:font-size-complex="12pt" style:font-style-complex="normal"/>
    </style:style>
    <style:style style:name="P38" style:family="paragraph" style:parent-style-name="Text_20_body" style:master-page-name="">
      <loext:graphic-properties draw:fill="none"/>
      <style:paragraph-properties fo:margin-left="0cm" fo:margin-right="0cm" fo:margin-top="0.12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language="gl" fo:country="ES" fo:font-style="normal" officeooo:paragraph-rsid="004113ce" style:font-size-asian="12pt" style:font-style-asian="normal" style:font-size-complex="12pt" style:font-style-complex="normal"/>
    </style:style>
    <style:style style:name="P39" style:family="paragraph" style:parent-style-name="Text_20_body" style:master-page-name="">
      <loext:graphic-properties draw:fill="none"/>
      <style:paragraph-properties fo:margin-left="0cm" fo:margin-right="0.199cm" fo:margin-top="0.12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language="gl" fo:country="ES" fo:font-style="normal" style:font-size-asian="12pt" style:font-style-asian="normal" style:font-size-complex="12pt" style:font-style-complex="normal"/>
    </style:style>
    <style:style style:name="P40" style:family="paragraph" style:parent-style-name="Text_20_body">
      <loext:graphic-properties draw:fill="none"/>
      <style:paragraph-properties fo:margin-left="0cm" fo:margin-right="0.199cm" fo:margin-top="0.122cm" fo:margin-bottom="0cm" style:contextual-spacing="false" fo:line-height="150%" fo:text-align="justify" style:justify-single-word="false" fo:orphans="2" fo:widows="2" fo:text-indent="0cm" style:auto-text-indent="false" fo:background-color="transparent" style:writing-mode="lr-tb"/>
      <style:text-properties fo:color="#000000" loext:opacity="100%" style:font-name="Times New Roman" fo:font-size="12pt" fo:language="gl" fo:country="ES" fo:font-style="normal" style:font-size-asian="12pt" style:font-style-asian="normal" style:font-size-complex="12pt" style:font-style-complex="normal"/>
    </style:style>
    <style:style style:name="P41" style:family="paragraph" style:parent-style-name="Text_20_body" style:master-page-name="">
      <loext:graphic-properties draw:fill="none"/>
      <style:paragraph-properties fo:margin-left="0cm" fo:margin-right="0.199cm"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language="gl" fo:country="ES" fo:font-style="normal" style:font-size-asian="12pt" style:font-style-asian="normal" style:font-size-complex="12pt" style:font-style-complex="normal"/>
    </style:style>
    <style:style style:name="P42" style:family="paragraph" style:parent-style-name="Text_20_body" style:master-page-name="">
      <loext:graphic-properties draw:fill="none"/>
      <style:paragraph-properties fo:margin-left="0cm" fo:margin-right="0.3cm" fo:margin-top="0.12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language="gl" fo:country="ES" fo:font-style="normal" style:font-size-asian="12pt" style:font-style-asian="normal" style:font-size-complex="12pt" style:font-style-complex="normal"/>
    </style:style>
    <style:style style:name="P43" style:family="paragraph" style:parent-style-name="Text_20_body" style:master-page-name="">
      <loext:graphic-properties draw:fill="none"/>
      <style:paragraph-properties fo:margin-left="0cm" fo:margin-right="0.3cm"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language="gl" fo:country="ES" fo:font-style="normal" style:font-size-asian="12pt" style:font-style-asian="normal" style:font-size-complex="12pt" style:font-style-complex="normal"/>
    </style:style>
    <style:style style:name="P44" style:family="paragraph" style:parent-style-name="Text_20_body" style:master-page-name="">
      <loext:graphic-properties draw:fill="none"/>
      <style:paragraph-properties fo:margin-left="0.101cm" fo:margin-right="0.3cm" fo:margin-top="0.12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language="gl" fo:country="ES" fo:font-style="normal" style:font-size-asian="12pt" style:font-style-asian="normal" style:font-size-complex="12pt" style:font-style-complex="normal"/>
    </style:style>
    <style:style style:name="P45" style:family="paragraph" style:parent-style-name="Text_20_body" style:master-page-name="">
      <loext:graphic-properties draw:fill="none"/>
      <style:paragraph-properties fo:margin-left="0cm" fo:margin-right="0.3cm" fo:margin-top="0.12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language="gl" fo:country="ES" fo:font-style="normal" officeooo:paragraph-rsid="002df931" style:font-size-asian="12pt" style:font-style-asian="normal" style:font-size-complex="12pt" style:font-style-complex="normal"/>
    </style:style>
    <style:style style:name="P46" style:family="paragraph" style:parent-style-name="Text_20_body" style:master-page-name="">
      <loext:graphic-properties draw:fill="none"/>
      <style:paragraph-properties fo:margin-left="0.101cm" fo:margin-right="0.199cm" fo:margin-top="0.12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language="gl" fo:country="ES" fo:font-style="normal" officeooo:paragraph-rsid="003d9275" style:font-size-asian="12pt" style:font-style-asian="normal" style:font-size-complex="12pt" style:font-style-complex="normal"/>
    </style:style>
    <style:style style:name="P47" style:family="paragraph" style:parent-style-name="Text_20_body" style:master-page-name="">
      <loext:graphic-properties draw:fill="none"/>
      <style:paragraph-properties fo:margin-left="0.101cm" fo:margin-right="0cm" fo:margin-top="0.252cm" fo:margin-bottom="0cm" style:contextual-spacing="false" fo:line-height="150%" fo:text-align="justify" style:justify-single-word="false" fo:orphans="2" fo:widows="2" fo:text-indent="0cm" style:auto-text-indent="false" style:page-number="auto" fo:background-color="transparent" style:writing-mode="lr-tb">
        <style:tab-stops>
          <style:tab-stop style:position="17.708cm"/>
        </style:tab-stops>
      </style:paragraph-properties>
      <style:text-properties fo:color="#000000" loext:opacity="100%" style:font-name="Times New Roman" fo:font-size="12pt" fo:language="gl" fo:country="ES" fo:font-style="normal" style:font-size-asian="12pt" style:font-style-asian="normal" style:font-size-complex="12pt" style:font-style-complex="normal"/>
    </style:style>
    <style:style style:name="P48" style:family="paragraph" style:parent-style-name="Text_20_body">
      <style:paragraph-properties fo:margin-left="0cm" fo:margin-right="7.488cm" fo:margin-top="0.002cm" fo:margin-bottom="0cm" style:contextual-spacing="false" fo:line-height="150%" fo:text-align="justify" style:justify-single-word="false" fo:text-indent="0cm" style:auto-text-indent="false"/>
      <style:text-properties fo:color="#000000" loext:opacity="100%" style:font-name="Times New Roman" fo:font-size="12pt" fo:language="gl" fo:country="ES" fo:font-style="normal" style:font-size-asian="12pt" style:font-style-asian="normal" style:font-size-complex="12pt" style:font-style-complex="normal"/>
    </style:style>
    <style:style style:name="P49" style:family="paragraph" style:parent-style-name="Text_20_body">
      <style:paragraph-properties fo:margin-left="0cm" fo:margin-right="7.303cm" fo:margin-top="0.002cm" fo:margin-bottom="0cm" style:contextual-spacing="false" fo:line-height="150%" fo:text-align="justify" style:justify-single-word="false" fo:text-indent="0cm" style:auto-text-indent="false"/>
      <style:text-properties fo:color="#000000" loext:opacity="100%" style:font-name="Times New Roman" fo:font-size="12pt" fo:language="gl" fo:country="ES" fo:font-style="normal" style:text-underline-style="solid" style:text-underline-width="bold" style:text-underline-color="font-color" fo:font-weight="bold" style:font-size-asian="12pt" style:font-style-asian="normal" style:font-weight-asian="bold" style:font-size-complex="12pt" style:font-style-complex="normal" style:font-weight-complex="bold" style:text-scale="105%"/>
    </style:style>
    <style:style style:name="P50" style:family="paragraph" style:parent-style-name="Text_20_body">
      <style:paragraph-properties fo:margin-left="0cm" fo:margin-right="7.303cm" fo:margin-top="0.099cm" fo:margin-bottom="0cm" style:contextual-spacing="false" fo:line-height="150%" fo:text-align="justify" style:justify-single-word="false" fo:text-indent="0cm" style:auto-text-indent="false"/>
      <style:text-properties fo:color="#000000" loext:opacity="100%" style:font-name="Times New Roman" fo:font-size="12pt" fo:language="gl" fo:country="ES" fo:font-style="normal" style:text-underline-style="solid" style:text-underline-width="bold" style:text-underline-color="font-color" fo:font-weight="bold" style:font-size-asian="12pt" style:font-style-asian="normal" style:font-weight-asian="bold" style:font-size-complex="12pt" style:font-style-complex="normal" style:font-weight-complex="bold" style:text-scale="105%"/>
    </style:style>
    <style:style style:name="P51" style:family="paragraph" style:parent-style-name="Text_20_body">
      <style:paragraph-properties fo:margin-left="0cm" fo:margin-right="7.295cm" fo:margin-top="0.002cm" fo:margin-bottom="0cm" style:contextual-spacing="false" fo:line-height="150%" fo:text-align="justify" style:justify-single-word="false" fo:text-indent="0cm" style:auto-text-indent="false"/>
      <style:text-properties fo:color="#000000" loext:opacity="100%" style:font-name="Times New Roman" fo:font-size="12pt" fo:language="gl" fo:country="ES" fo:font-style="normal" style:text-underline-style="solid" style:text-underline-width="bold" style:text-underline-color="font-color" fo:font-weight="bold" style:font-size-asian="12pt" style:font-style-asian="normal" style:font-weight-asian="bold" style:font-size-complex="12pt" style:font-style-complex="normal" style:font-weight-complex="bold" style:text-scale="105%"/>
    </style:style>
    <style:style style:name="P52" style:family="paragraph" style:parent-style-name="Text_20_body">
      <style:paragraph-properties fo:margin-left="0cm" fo:margin-right="7.295cm" fo:margin-top="0.002cm" fo:margin-bottom="0cm" style:contextual-spacing="false" fo:line-height="150%" fo:text-align="justify" style:justify-single-word="false" fo:text-indent="0cm" style:auto-text-indent="false"/>
      <style:text-properties fo:color="#000000" loext:opacity="100%" style:font-name="Times New Roman" fo:font-size="12pt" fo:language="gl" fo:country="ES" fo:font-style="normal" style:text-underline-style="solid" style:text-underline-width="bold" style:text-underline-color="font-color" fo:font-weight="bold" officeooo:paragraph-rsid="003bf393" style:font-size-asian="12pt" style:font-style-asian="normal" style:font-weight-asian="bold" style:font-size-complex="12pt" style:font-style-complex="normal" style:font-weight-complex="bold" style:text-scale="105%"/>
    </style:style>
    <style:style style:name="P53" style:family="paragraph" style:parent-style-name="Text_20_body">
      <style:paragraph-properties fo:margin-left="0cm" fo:margin-right="7.691cm" fo:line-height="150%" fo:text-align="justify" style:justify-single-word="false" fo:text-indent="0cm" style:auto-text-indent="false"/>
      <style:text-properties fo:color="#000000" loext:opacity="100%" style:font-name="Times New Roman" fo:font-size="12pt" fo:language="gl" fo:country="ES" fo:font-style="normal" style:text-underline-style="solid" style:text-underline-width="bold" style:text-underline-color="font-color" fo:font-weight="bold" officeooo:paragraph-rsid="004113ce" style:font-size-asian="12pt" style:font-style-asian="normal" style:font-weight-asian="bold" style:font-size-complex="12pt" style:font-style-complex="normal" style:font-weight-complex="bold" style:text-scale="105%"/>
    </style:style>
    <style:style style:name="P54" style:family="paragraph" style:parent-style-name="Text_20_body">
      <style:paragraph-properties fo:margin-left="0cm" fo:margin-right="0.178cm" fo:margin-top="0.122cm" fo:margin-bottom="0cm" style:contextual-spacing="false" fo:line-height="150%" fo:text-align="justify" style:justify-single-word="false" fo:text-indent="0cm" style:auto-text-indent="false"/>
      <style:text-properties fo:color="#000000" loext:opacity="100%" style:font-name="Times New Roman" fo:font-size="12pt" fo:language="gl" fo:country="ES" fo:font-style="normal" style:text-underline-style="solid" style:text-underline-width="bold" style:text-underline-color="font-color" fo:font-weight="bold" officeooo:paragraph-rsid="004113ce" style:font-size-asian="12pt" style:font-style-asian="normal" style:font-weight-asian="bold" style:font-size-complex="12pt" style:font-style-complex="normal" style:font-weight-complex="bold" style:text-scale="105%"/>
    </style:style>
    <style:style style:name="P55" style:family="paragraph" style:parent-style-name="Text_20_body">
      <style:paragraph-properties fo:margin-left="0cm" fo:margin-right="7.303cm" fo:margin-top="0.099cm" fo:margin-bottom="0cm" style:contextual-spacing="false" fo:line-height="150%" fo:text-align="justify" style:justify-single-word="false" fo:text-indent="0cm" style:auto-text-indent="false"/>
      <style:text-properties fo:color="#000000" loext:opacity="100%" style:font-name="Times New Roman" fo:font-size="12pt" fo:language="gl" fo:country="ES" fo:font-style="normal" style:text-underline-style="solid" style:text-underline-width="bold" style:text-underline-color="font-color" fo:font-weight="bold" officeooo:paragraph-rsid="004113ce" style:font-size-asian="12pt" style:font-style-asian="normal" style:font-weight-asian="bold" style:font-size-complex="12pt" style:font-style-complex="normal" style:font-weight-complex="bold" style:text-scale="105%"/>
    </style:style>
    <style:style style:name="P56" style:family="paragraph" style:parent-style-name="Text_20_body" style:master-page-name="">
      <loext:graphic-properties draw:fill="none"/>
      <style:paragraph-properties fo:margin-left="0cm" fo:margin-right="0cm" fo:margin-top="0.12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language="gl" fo:country="ES" fo:font-style="normal" style:text-underline-style="solid" style:text-underline-width="bold" style:text-underline-color="font-color" fo:font-weight="bold" officeooo:paragraph-rsid="004113ce" style:font-size-asian="12pt" style:font-style-asian="normal" style:font-weight-asian="bold" style:font-size-complex="12pt" style:font-style-complex="normal" style:font-weight-complex="bold" style:text-scale="105%"/>
    </style:style>
    <style:style style:name="P57" style:family="paragraph" style:parent-style-name="Text_20_body" style:master-page-name="">
      <loext:graphic-properties draw:fill="none"/>
      <style:paragraph-properties fo:margin-left="0cm" fo:margin-right="0.3cm" fo:margin-top="0.099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language="gl" fo:country="ES" fo:font-style="normal" style:text-underline-style="solid" style:text-underline-width="bold" style:text-underline-color="font-color" fo:font-weight="bold" style:font-size-asian="12pt" style:font-style-asian="normal" style:font-weight-asian="bold" style:font-size-complex="12pt" style:font-style-complex="normal" style:font-weight-complex="bold" style:text-scale="105%"/>
    </style:style>
    <style:style style:name="P58" style:family="paragraph" style:parent-style-name="Text_20_body" style:master-page-name="">
      <loext:graphic-properties draw:fill="none"/>
      <style:paragraph-properties fo:margin-left="0cm" fo:margin-right="0.3cm" fo:margin-top="0.12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language="gl" fo:country="ES" fo:font-style="normal" style:text-underline-style="solid" style:text-underline-width="bold" style:text-underline-color="font-color" fo:font-weight="bold" style:font-size-asian="12pt" style:font-style-asian="normal" style:font-weight-asian="bold" style:font-size-complex="12pt" style:font-style-complex="normal" style:font-weight-complex="bold" style:text-scale="105%"/>
    </style:style>
    <style:style style:name="P59" style:family="paragraph" style:parent-style-name="Text_20_body" style:master-page-name="">
      <loext:graphic-properties draw:fill="none"/>
      <style:paragraph-properties fo:margin-left="0cm" fo:margin-right="0.199cm" fo:margin-top="0.12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language="gl" fo:country="ES" fo:font-style="normal" style:text-underline-style="solid" style:text-underline-width="bold" style:text-underline-color="font-color" fo:font-weight="bold" style:font-size-asian="12pt" style:font-style-asian="normal" style:font-weight-asian="bold" style:font-size-complex="12pt" style:font-style-complex="normal" style:font-weight-complex="bold" style:text-scale="105%"/>
    </style:style>
    <style:style style:name="P60" style:family="paragraph" style:parent-style-name="Text_20_body">
      <style:paragraph-properties fo:margin-left="0cm" fo:margin-right="7.488cm" fo:margin-top="0.002cm" fo:margin-bottom="0cm" style:contextual-spacing="false" fo:line-height="150%" fo:text-align="justify" style:justify-single-word="false" fo:text-indent="0cm" style:auto-text-indent="false"/>
      <style:text-properties fo:color="#000000" loext:opacity="100%" style:font-name="Times New Roman" fo:font-size="12pt" fo:language="gl" fo:country="ES" fo:font-style="normal" style:text-underline-style="solid" style:text-underline-width="bold" style:text-underline-color="font-color" fo:font-weight="bold" style:font-size-asian="12pt" style:font-style-asian="normal" style:font-weight-asian="bold" style:font-size-complex="12pt" style:font-style-complex="normal" style:font-weight-complex="bold" style:text-scale="105%"/>
    </style:style>
    <style:style style:name="P61" style:family="paragraph" style:parent-style-name="Text_20_body">
      <style:paragraph-properties fo:margin-left="0.212cm" fo:margin-right="0cm" fo:margin-top="0.002cm" fo:margin-bottom="0cm" style:contextual-spacing="false" fo:line-height="150%" fo:text-align="justify" style:justify-single-word="false" fo:text-indent="0cm" style:auto-text-indent="false"/>
      <style:text-properties fo:color="#000000" loext:opacity="100%" style:font-name="Times New Roman" fo:font-size="12pt" fo:language="gl" fo:country="ES" fo:font-style="normal" style:text-underline-style="solid" style:text-underline-width="bold" style:text-underline-color="font-color" fo:font-weight="bold" officeooo:paragraph-rsid="001f1a9f" style:font-size-asian="12pt" style:font-style-asian="normal" style:font-weight-asian="bold" style:font-size-complex="12pt" style:font-style-complex="normal" style:font-weight-complex="bold"/>
    </style:style>
    <style:style style:name="P62" style:family="paragraph" style:parent-style-name="Text_20_body">
      <style:paragraph-properties fo:line-height="150%" fo:text-align="justify" style:justify-single-word="false"/>
      <style:text-properties fo:color="#000000" loext:opacity="100%" style:font-name="Times New Roman" fo:font-size="12pt" fo:language="gl" fo:country="ES" fo:font-style="normal" fo:font-weight="bold" style:font-size-asian="12pt" style:font-style-asian="normal" style:font-weight-asian="bold" style:font-size-complex="12pt" style:font-style-complex="normal" style:font-weight-complex="bold"/>
    </style:style>
    <style:style style:name="P63" style:family="paragraph" style:parent-style-name="Text_20_body">
      <style:paragraph-properties fo:margin-top="0.019cm" fo:margin-bottom="0cm" style:contextual-spacing="false" fo:line-height="150%" fo:text-align="justify" style:justify-single-word="false"/>
      <style:text-properties fo:color="#000000" loext:opacity="100%" style:font-name="Times New Roman" fo:font-size="12pt" fo:language="gl" fo:country="ES" fo:font-style="normal" fo:font-weight="bold" style:font-size-asian="12pt" style:font-style-asian="normal" style:font-weight-asian="bold" style:font-size-complex="12pt" style:font-style-complex="normal" style:font-weight-complex="bold"/>
    </style:style>
    <style:style style:name="P64" style:family="paragraph" style:parent-style-name="Text_20_body">
      <style:paragraph-properties fo:margin-top="0.004cm" fo:margin-bottom="0cm" style:contextual-spacing="false" fo:line-height="150%" fo:text-align="justify" style:justify-single-word="false"/>
      <style:text-properties fo:color="#000000" loext:opacity="100%" style:font-name="Times New Roman" fo:font-size="12pt" fo:language="gl" fo:country="ES" fo:font-style="normal" fo:font-weight="bold" style:font-size-asian="12pt" style:font-style-asian="normal" style:font-weight-asian="bold" style:font-size-complex="12pt" style:font-style-complex="normal" style:font-weight-complex="bold"/>
    </style:style>
    <style:style style:name="P65" style:family="paragraph" style:parent-style-name="Text_20_body">
      <style:paragraph-properties fo:line-height="150%" fo:text-align="justify" style:justify-single-word="false"/>
      <style:text-properties fo:color="#000000" loext:opacity="100%" style:font-name="Times New Roman" fo:font-size="12pt" fo:language="gl" fo:country="ES" fo:font-style="normal" fo:font-weight="bold" officeooo:paragraph-rsid="004113ce" style:font-size-asian="12pt" style:font-style-asian="normal" style:font-weight-asian="bold" style:font-size-complex="12pt" style:font-style-complex="normal" style:font-weight-complex="bold"/>
    </style:style>
    <style:style style:name="P66" style:family="paragraph" style:parent-style-name="Text_20_body" style:master-page-name="">
      <loext:graphic-properties draw:fill="none"/>
      <style:paragraph-properties fo:margin-left="0cm" fo:margin-right="0.199cm" fo:margin-top="0.00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language="gl" fo:country="ES" fo:font-style="normal" fo:font-weight="bold" officeooo:paragraph-rsid="004113ce" style:font-size-asian="12pt" style:font-style-asian="normal" style:font-weight-asian="bold" style:font-size-complex="12pt" style:font-style-complex="normal" style:font-weight-complex="bold"/>
    </style:style>
    <style:style style:name="P67" style:family="paragraph" style:parent-style-name="Text_20_body">
      <style:paragraph-properties fo:margin-top="0.011cm" fo:margin-bottom="0cm" style:contextual-spacing="false" fo:line-height="150%" fo:text-align="justify" style:justify-single-word="false"/>
      <style:text-properties fo:color="#000000" loext:opacity="100%" style:font-name="Times New Roman" fo:font-size="12pt" fo:language="gl" fo:country="ES" fo:font-style="normal" fo:font-weight="bold" style:font-size-asian="12pt" style:font-style-asian="normal" style:font-weight-asian="bold" style:font-size-complex="12pt" style:font-style-complex="normal"/>
    </style:style>
    <style:style style:name="P68" style:family="paragraph" style:parent-style-name="Text_20_body">
      <style:paragraph-properties fo:margin-top="0.014cm" fo:margin-bottom="0cm" style:contextual-spacing="false" fo:line-height="150%" fo:text-align="justify" style:justify-single-word="false"/>
      <style:text-properties fo:color="#000000" loext:opacity="100%" style:font-name="Times New Roman" fo:font-size="12pt" fo:language="gl" fo:country="ES" fo:font-style="normal" fo:font-weight="bold" style:font-size-asian="12pt" style:font-style-asian="normal" style:font-weight-asian="bold" style:font-size-complex="12pt" style:font-style-complex="normal"/>
    </style:style>
    <style:style style:name="P69" style:family="paragraph" style:parent-style-name="Text_20_body">
      <style:paragraph-properties fo:margin-left="0.212cm" fo:margin-right="0.178cm" fo:line-height="150%" fo:text-align="justify" style:justify-single-word="false" fo:text-indent="0cm" style:auto-text-indent="false"/>
      <style:text-properties fo:color="#000000" loext:opacity="100%" style:font-name="Times New Roman" fo:font-size="12pt" fo:language="gl" fo:country="ES" fo:font-style="normal" style:text-underline-style="none" fo:font-weight="normal" officeooo:rsid="001f1a9f" officeooo:paragraph-rsid="001f1a9f" style:font-size-asian="12pt" style:font-style-asian="normal" style:font-weight-asian="normal" style:font-size-complex="12pt" style:font-style-complex="normal" style:font-weight-complex="normal"/>
    </style:style>
    <style:style style:name="P70" style:family="paragraph" style:parent-style-name="Text_20_body">
      <style:paragraph-properties fo:margin-top="0.019cm" fo:margin-bottom="0cm" style:contextual-spacing="false" fo:line-height="150%" fo:text-align="justify" style:justify-single-word="false"/>
      <style:text-properties fo:color="#000000" loext:opacity="100%" style:font-name="Times New Roman" fo:font-size="12pt" fo:language="gl" fo:country="ES" fo:font-style="normal" style:text-underline-style="none" fo:font-weight="bold" officeooo:paragraph-rsid="004113ce" style:font-name-asian="Times New Roman1" style:font-size-asian="12pt" style:language-asian="en" style:country-asian="US" style:font-style-asian="normal" style:font-weight-asian="bold" style:font-name-complex="Times New Roman1" style:font-size-complex="12pt" style:language-complex="ar" style:country-complex="SA" style:font-style-complex="normal" style:font-weight-complex="bold"/>
    </style:style>
    <style:style style:name="P71" style:family="paragraph" style:parent-style-name="Text_20_body" style:master-page-name="">
      <loext:graphic-properties draw:fill="none"/>
      <style:paragraph-properties fo:margin-left="0.101cm" fo:margin-right="0.499cm" fo:margin-top="0.25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language="gl" fo:country="ES" fo:font-style="normal" officeooo:paragraph-rsid="004113ce" fo:background-color="#ffff00" style:font-size-asian="12pt" style:font-style-asian="normal" style:font-size-complex="12pt" style:font-style-complex="normal"/>
    </style:style>
    <style:style style:name="P72" style:family="paragraph" style:parent-style-name="Text_20_body" style:master-page-name="">
      <loext:graphic-properties draw:fill="none"/>
      <style:paragraph-properties fo:margin-left="0cm" fo:margin-right="0.499cm" fo:margin-top="0.25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language="gl" fo:country="ES" fo:font-style="normal" officeooo:paragraph-rsid="004113ce" fo:background-color="transparent" style:font-size-asian="12pt" style:font-style-asian="normal" style:font-size-complex="12pt" style:font-style-complex="normal"/>
    </style:style>
    <style:style style:name="P73" style:family="paragraph" style:parent-style-name="Text_20_body">
      <style:paragraph-properties fo:line-height="150%" fo:text-align="justify" style:justify-single-word="false"/>
      <style:text-properties fo:color="#000000" loext:opacity="100%" style:font-name="Times New Roman" fo:font-size="12pt" fo:language="gl" fo:country="ES" fo:font-style="normal" style:text-underline-style="solid" style:text-underline-width="auto" style:text-underline-color="font-color" style:font-size-asian="12pt" style:font-style-asian="normal" style:font-size-complex="12pt" style:font-style-complex="normal"/>
    </style:style>
    <style:style style:name="P74" style:family="paragraph" style:parent-style-name="Standard" style:master-page-name="">
      <loext:graphic-properties draw:fill="none"/>
      <style:paragraph-properties fo:margin-left="0cm" fo:margin-right="0.199cm" fo:margin-top="0.28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language="gl" fo:country="ES" fo:font-style="normal" style:text-underline-style="solid" style:text-underline-width="auto" style:text-underline-color="font-color" fo:font-weight="bold" officeooo:paragraph-rsid="004113ce" style:font-size-asian="12pt" style:font-style-asian="normal" style:font-weight-asian="bold" style:font-size-complex="12pt" style:font-style-complex="normal" style:font-weight-complex="bold" style:text-scale="110%"/>
    </style:style>
    <style:style style:name="P75" style:family="paragraph" style:parent-style-name="Heading_20_1">
      <style:paragraph-properties fo:margin-left="0cm" fo:margin-right="0.203cm" fo:line-height="150%" fo:text-align="justify" style:justify-single-word="false" fo:text-indent="0cm" style:auto-text-indent="false"/>
      <style:text-properties fo:color="#000000" loext:opacity="100%" style:font-name="Times New Roman" fo:font-size="12pt" fo:language="gl" fo:country="ES" fo:font-style="normal" style:text-underline-style="solid" style:text-underline-width="auto" style:text-underline-color="font-color" fo:font-weight="bold" officeooo:paragraph-rsid="004113ce" style:font-size-asian="12pt" style:font-style-asian="normal" style:font-weight-asian="bold" style:font-size-complex="12pt" style:font-style-complex="normal" style:font-weight-complex="bold" style:text-scale="105%"/>
    </style:style>
    <style:style style:name="P76" style:family="paragraph" style:parent-style-name="Standard" style:master-page-name="">
      <loext:graphic-properties draw:fill="none"/>
      <style:paragraph-properties fo:margin-left="0.199cm" fo:margin-right="0cm" fo:margin-top="0.122cm" fo:margin-bottom="0cm" style:contextual-spacing="false" fo:line-height="150%" fo:text-align="justify" style:justify-single-word="false" fo:orphans="2" fo:widows="2" fo:text-indent="0cm" style:auto-text-indent="false" style:page-number="auto" fo:background-color="transparent" style:writing-mode="lr-tb">
        <style:tab-stops>
          <style:tab-stop style:position="5.99cm"/>
          <style:tab-stop style:position="11.605cm"/>
          <style:tab-stop style:position="17.595cm"/>
        </style:tab-stops>
      </style:paragraph-properties>
      <style:text-properties fo:color="#000000" loext:opacity="100%" style:font-name="Times New Roman" fo:font-size="12pt" fo:font-style="normal" officeooo:paragraph-rsid="002c3dfc" style:font-size-asian="12pt" style:font-style-asian="normal" style:font-size-complex="12pt" style:font-style-complex="normal"/>
    </style:style>
    <style:style style:name="P77" style:family="paragraph" style:parent-style-name="Text_20_body" style:master-page-name="">
      <loext:graphic-properties draw:fill="none"/>
      <style:paragraph-properties fo:margin-left="0.199cm" fo:margin-right="0cm" fo:margin-top="0.252cm" fo:margin-bottom="0cm" style:contextual-spacing="false" fo:line-height="150%" fo:text-align="justify" style:justify-single-word="false" fo:orphans="2" fo:widows="2" fo:text-indent="0cm" style:auto-text-indent="false" style:page-number="auto" fo:background-color="transparent" style:writing-mode="lr-tb">
        <style:tab-stops>
          <style:tab-stop style:position="17.746cm"/>
        </style:tab-stops>
      </style:paragraph-properties>
      <style:text-properties fo:color="#000000" loext:opacity="100%" style:font-name="Times New Roman" fo:font-size="12pt" fo:font-style="normal" officeooo:paragraph-rsid="002a7431" style:font-size-asian="12pt" style:font-style-asian="normal" style:font-size-complex="12pt" style:font-style-complex="normal"/>
    </style:style>
    <style:style style:name="P78" style:family="paragraph" style:parent-style-name="Text_20_body">
      <loext:graphic-properties draw:fill="none"/>
      <style:paragraph-properties fo:margin-left="0.4cm" fo:margin-right="0.3cm" fo:margin-top="0.122cm" fo:margin-bottom="0cm" style:contextual-spacing="false" fo:line-height="150%" fo:text-align="justify" style:justify-single-word="false" fo:orphans="2" fo:widows="2" fo:text-indent="0cm" style:auto-text-indent="false" fo:background-color="transparent" style:writing-mode="lr-tb">
        <style:tab-stops>
          <style:tab-stop style:position="7.553cm"/>
        </style:tab-stops>
      </style:paragraph-properties>
      <style:text-properties fo:color="#000000" loext:opacity="100%" style:font-name="Times New Roman" fo:font-size="12pt" fo:font-style="normal" style:font-size-asian="12pt" style:font-style-asian="normal" style:font-size-complex="12pt" style:font-style-complex="normal"/>
    </style:style>
    <style:style style:name="P79" style:family="paragraph" style:parent-style-name="Text_20_body" style:master-page-name="">
      <loext:graphic-properties draw:fill="none"/>
      <style:paragraph-properties fo:margin-left="1.499cm" fo:margin-right="0.3cm" fo:margin-top="0.122cm" fo:margin-bottom="0cm" style:contextual-spacing="false" fo:line-height="150%" fo:text-align="justify" style:justify-single-word="false" fo:orphans="2" fo:widows="2" fo:text-indent="-0.499cm" style:auto-text-indent="false" style:page-number="auto" fo:background-color="transparent" style:writing-mode="lr-tb"/>
      <style:text-properties fo:color="#000000" loext:opacity="100%" style:font-name="Times New Roman" fo:font-size="12pt" fo:font-style="normal" officeooo:paragraph-rsid="002df931" style:font-size-asian="12pt" style:font-style-asian="normal" style:font-size-complex="12pt" style:font-style-complex="normal"/>
    </style:style>
    <style:style style:name="P80" style:family="paragraph" style:parent-style-name="Text_20_body" style:master-page-name="">
      <loext:graphic-properties draw:fill="none"/>
      <style:paragraph-properties fo:margin-left="1.499cm" fo:margin-right="0.199cm" fo:line-height="150%" fo:text-align="justify" style:justify-single-word="false" fo:orphans="2" fo:widows="2" fo:text-indent="-0.499cm" style:auto-text-indent="false" style:page-number="auto" fo:background-color="transparent" style:writing-mode="lr-tb">
        <style:tab-stops/>
      </style:paragraph-properties>
      <style:text-properties fo:color="#000000" loext:opacity="100%" style:font-name="Times New Roman" fo:font-size="12pt" fo:font-style="normal" style:font-size-asian="12pt" style:font-style-asian="normal" style:font-size-complex="12pt" style:font-style-complex="normal"/>
    </style:style>
    <style:style style:name="P81" style:family="paragraph" style:parent-style-name="Standard">
      <loext:graphic-properties draw:fill="none"/>
      <style:paragraph-properties fo:margin-left="0.199cm" fo:margin-right="0cm" fo:margin-top="0.122cm" fo:margin-bottom="0cm" style:contextual-spacing="false" fo:line-height="150%" fo:text-align="justify" style:justify-single-word="false" fo:orphans="2" fo:widows="2" fo:text-indent="0cm" style:auto-text-indent="false" fo:background-color="transparent" style:writing-mode="lr-tb">
        <style:tab-stops>
          <style:tab-stop style:position="5.008cm"/>
          <style:tab-stop style:position="8.996cm"/>
          <style:tab-stop style:position="17.746cm"/>
        </style:tab-stops>
      </style:paragraph-properties>
      <style:text-properties fo:color="#000000" loext:opacity="100%" style:font-name="Times New Roman" fo:font-size="12pt" fo:font-style="normal" officeooo:paragraph-rsid="004113ce" style:font-size-asian="12pt" style:font-style-asian="normal" style:font-size-complex="12pt" style:font-style-complex="normal"/>
    </style:style>
    <style:style style:name="P82" style:family="paragraph" style:parent-style-name="Text_20_body" style:master-page-name="">
      <loext:graphic-properties draw:fill="none"/>
      <style:paragraph-properties fo:margin-left="0.101cm" fo:margin-right="0.499cm" fo:margin-top="0.123cm" fo:margin-bottom="0cm" style:contextual-spacing="false" fo:line-height="150%" fo:text-align="justify" style:justify-single-word="false" fo:orphans="2" fo:widows="2" fo:text-indent="-0.101cm" style:auto-text-indent="false" style:page-number="auto" fo:background-color="transparent" style:writing-mode="lr-tb"/>
      <style:text-properties fo:color="#000000" loext:opacity="100%" style:font-name="Times New Roman" fo:font-size="12pt" fo:font-style="normal" officeooo:paragraph-rsid="004113ce" style:font-size-asian="12pt" style:font-style-asian="normal" style:font-size-complex="12pt" style:font-style-complex="normal"/>
    </style:style>
    <style:style style:name="P83" style:family="paragraph" style:parent-style-name="Text_20_body" style:master-page-name="">
      <loext:graphic-properties draw:fill="none"/>
      <style:paragraph-properties fo:margin-left="0cm" fo:margin-right="0.199cm" fo:margin-top="0.00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font-style="normal" officeooo:paragraph-rsid="004113ce" style:font-size-asian="12pt" style:font-style-asian="normal" style:font-size-complex="12pt" style:font-style-complex="normal"/>
    </style:style>
    <style:style style:name="P84" style:family="paragraph" style:parent-style-name="Text_20_body" style:master-page-name="">
      <loext:graphic-properties draw:fill="none"/>
      <style:paragraph-properties fo:margin-left="0cm" fo:margin-right="0.199cm"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font-style="normal" officeooo:paragraph-rsid="004113ce" style:font-size-asian="12pt" style:font-style-asian="normal" style:font-size-complex="12pt" style:font-style-complex="normal"/>
    </style:style>
    <style:style style:name="P85" style:family="paragraph" style:parent-style-name="Text_20_body" style:master-page-name="">
      <loext:graphic-properties draw:fill="none"/>
      <style:paragraph-properties fo:margin-left="0cm" fo:margin-right="0.199cm" fo:margin-top="0.4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font-style="normal" officeooo:paragraph-rsid="004113ce" style:font-size-asian="12pt" style:font-style-asian="normal" style:font-size-complex="12pt" style:font-style-complex="normal"/>
    </style:style>
    <style:style style:name="P86" style:family="paragraph" style:parent-style-name="Text_20_body" style:master-page-name="">
      <loext:graphic-properties draw:fill="none"/>
      <style:paragraph-properties fo:margin-left="0cm" fo:margin-right="0.499cm" fo:margin-top="0.12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font-style="normal" officeooo:paragraph-rsid="004113ce" style:font-size-asian="12pt" style:font-style-asian="normal" style:font-size-complex="12pt" style:font-style-complex="normal"/>
    </style:style>
    <style:style style:name="P87" style:family="paragraph" style:parent-style-name="Text_20_body" style:master-page-name="">
      <loext:graphic-properties draw:fill="none"/>
      <style:paragraph-properties fo:margin-left="0cm" fo:margin-right="0.199cm"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font-style="normal" officeooo:paragraph-rsid="001f1a9f" style:font-size-asian="12pt" style:font-style-asian="normal" style:font-size-complex="12pt" style:font-style-complex="normal"/>
    </style:style>
    <style:style style:name="P88" style:family="paragraph" style:parent-style-name="Text_20_body" style:master-page-name="">
      <loext:graphic-properties draw:fill="none"/>
      <style:paragraph-properties fo:margin-left="0cm" fo:margin-right="0.3cm"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font-style="normal" style:font-size-asian="12pt" style:font-style-asian="normal" style:font-size-complex="12pt" style:font-style-complex="normal"/>
    </style:style>
    <style:style style:name="P89" style:family="paragraph" style:parent-style-name="Text_20_body" style:master-page-name="">
      <loext:graphic-properties draw:fill="none"/>
      <style:paragraph-properties fo:margin-left="0cm" fo:margin-right="0.199cm" fo:margin-top="0.12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font-style="normal" style:font-size-asian="12pt" style:font-style-asian="normal" style:font-size-complex="12pt" style:font-style-complex="normal"/>
    </style:style>
    <style:style style:name="P90" style:family="paragraph" style:parent-style-name="Text_20_body" style:master-page-name="">
      <loext:graphic-properties draw:fill="none"/>
      <style:paragraph-properties fo:margin-left="0.101cm" fo:margin-right="0.199cm"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font-style="normal" officeooo:paragraph-rsid="0020d29d" style:font-size-asian="12pt" style:font-style-asian="normal" style:font-size-complex="12pt" style:font-style-complex="normal"/>
    </style:style>
    <style:style style:name="P91" style:family="paragraph" style:parent-style-name="Text_20_body">
      <style:paragraph-properties fo:margin-left="0.245cm" fo:margin-right="0.201cm" fo:margin-top="0.122cm" fo:margin-bottom="0cm" style:contextual-spacing="false" fo:line-height="150%" fo:text-align="justify" style:justify-single-word="false" fo:text-indent="0cm" style:auto-text-indent="false">
        <style:tab-stops>
          <style:tab-stop style:position="17.538cm"/>
        </style:tab-stops>
      </style:paragraph-properties>
      <style:text-properties fo:color="#000000" loext:opacity="100%" style:font-name="Times New Roman" fo:font-size="12pt" fo:font-style="normal" style:font-size-asian="12pt" style:font-style-asian="normal" style:font-size-complex="12pt" style:font-style-complex="normal"/>
    </style:style>
    <style:style style:name="P92" style:family="paragraph" style:parent-style-name="Text_20_body">
      <style:paragraph-properties fo:margin-left="0.247cm" fo:margin-right="0.289cm" fo:margin-top="0.252cm" fo:margin-bottom="0cm" style:contextual-spacing="false" fo:line-height="150%" fo:text-align="justify" style:justify-single-word="false" fo:text-indent="0cm" style:auto-text-indent="false" style:writing-mode="lr-tb">
        <style:tab-stops>
          <style:tab-stop style:position="12.002cm"/>
          <style:tab-stop style:position="15.005cm"/>
        </style:tab-stops>
      </style:paragraph-properties>
      <style:text-properties fo:color="#000000" loext:opacity="100%" style:font-name="Times New Roman" fo:font-size="12pt" fo:font-style="normal" officeooo:paragraph-rsid="003959cc" style:font-size-asian="12pt" style:font-style-asian="normal" style:font-size-complex="12pt" style:font-style-complex="normal"/>
    </style:style>
    <style:style style:name="P93" style:family="paragraph" style:parent-style-name="Text_20_body">
      <style:paragraph-properties fo:margin-left="0.212cm" fo:margin-right="0cm" fo:margin-top="0.002cm" fo:margin-bottom="0cm" style:contextual-spacing="false" fo:line-height="150%" fo:text-align="justify" style:justify-single-word="false" fo:text-indent="0cm" style:auto-text-indent="false"/>
      <style:text-properties fo:color="#000000" loext:opacity="100%" style:font-name="Times New Roman" fo:font-size="12pt" fo:font-style="normal" officeooo:paragraph-rsid="001f1a9f" style:font-size-asian="12pt" style:font-style-asian="normal" style:font-size-complex="12pt" style:font-style-complex="normal"/>
    </style:style>
    <style:style style:name="P94" style:family="paragraph" style:parent-style-name="Text_20_body">
      <style:paragraph-properties fo:margin-left="0.212cm" fo:margin-right="0.178cm" fo:line-height="150%" fo:text-align="justify" style:justify-single-word="false" fo:text-indent="0cm" style:auto-text-indent="false"/>
      <style:text-properties fo:color="#000000" loext:opacity="100%" style:font-name="Times New Roman" fo:font-size="12pt" fo:font-style="normal" officeooo:paragraph-rsid="001f1a9f" style:font-size-asian="12pt" style:font-style-asian="normal" style:font-size-complex="12pt" style:font-style-complex="normal"/>
    </style:style>
    <style:style style:name="P95" style:family="paragraph" style:parent-style-name="Text_20_body">
      <style:paragraph-properties fo:margin-left="0.21cm" fo:margin-right="0.203cm" fo:line-height="150%" fo:text-align="justify" style:justify-single-word="false" fo:text-indent="0cm" style:auto-text-indent="false"/>
      <style:text-properties fo:color="#000000" loext:opacity="100%" style:font-name="Times New Roman" fo:font-size="12pt" fo:font-style="normal" officeooo:paragraph-rsid="00252f94" style:font-size-asian="12pt" style:font-style-asian="normal" style:font-size-complex="12pt" style:font-style-complex="normal"/>
    </style:style>
    <style:style style:name="P96" style:family="paragraph" style:parent-style-name="Text_20_body">
      <style:paragraph-properties fo:margin-left="0.21cm" fo:margin-right="0.517cm" fo:line-height="150%" fo:text-align="justify" style:justify-single-word="false" fo:text-indent="0cm" style:auto-text-indent="false"/>
      <style:text-properties fo:color="#000000" loext:opacity="100%" style:font-name="Times New Roman" fo:font-size="12pt" fo:font-style="normal" officeooo:paragraph-rsid="004113ce" style:font-size-asian="12pt" style:font-style-asian="normal" style:font-size-complex="12pt" style:font-style-complex="normal"/>
    </style:style>
    <style:style style:name="P97" style:family="paragraph" style:parent-style-name="Text_20_body">
      <style:paragraph-properties fo:margin-left="0cm" fo:margin-right="0.198cm" fo:margin-top="0.122cm" fo:margin-bottom="0cm" style:contextual-spacing="false" fo:line-height="150%" fo:text-align="justify" style:justify-single-word="false" fo:text-indent="0cm" style:auto-text-indent="false"/>
      <style:text-properties fo:color="#000000" loext:opacity="100%" style:font-name="Times New Roman" fo:font-size="12pt" fo:font-style="normal" style:font-size-asian="12pt" style:font-style-asian="normal" style:font-size-complex="12pt" style:font-style-complex="normal"/>
    </style:style>
    <style:style style:name="P98" style:family="paragraph" style:parent-style-name="Text_20_body">
      <style:paragraph-properties fo:margin-left="0.212cm" fo:margin-right="0.178cm" fo:line-height="150%" fo:text-align="justify" style:justify-single-word="false" fo:text-indent="0cm" style:auto-text-indent="false"/>
      <style:text-properties fo:color="#000000" loext:opacity="100%" style:font-name="Times New Roman" fo:font-size="12pt" fo:font-style="normal" fo:font-weight="bold" officeooo:paragraph-rsid="001f1a9f" style:font-size-asian="12pt" style:font-style-asian="normal" style:font-weight-asian="bold" style:font-size-complex="12pt" style:font-style-complex="normal" style:font-weight-complex="bold"/>
    </style:style>
    <style:style style:name="P99" style:family="paragraph" style:parent-style-name="Text_20_body">
      <style:paragraph-properties fo:margin-left="0.212cm" fo:margin-right="0cm" fo:line-height="150%" fo:text-align="justify" style:justify-single-word="false" fo:text-indent="0cm" style:auto-text-indent="false"/>
      <style:text-properties fo:color="#000000" loext:opacity="100%" style:font-name="Times New Roman" fo:font-size="12pt" fo:font-style="normal" fo:font-weight="bold" style:font-size-asian="12pt" style:font-style-asian="normal" style:font-weight-asian="bold" style:font-size-complex="12pt" style:font-style-complex="normal" style:font-weight-complex="bold"/>
    </style:style>
    <style:style style:name="P100" style:family="paragraph" style:parent-style-name="Text_20_body">
      <style:paragraph-properties fo:margin-left="0cm" fo:margin-right="0.178cm" fo:margin-top="0.122cm" fo:margin-bottom="0cm" style:contextual-spacing="false" fo:line-height="150%" fo:text-align="justify" style:justify-single-word="false" fo:text-indent="0cm" style:auto-text-indent="false"/>
      <style:text-properties fo:color="#000000" loext:opacity="100%" style:font-name="Times New Roman" fo:font-size="12pt" fo:font-style="normal" fo:font-weight="bold" officeooo:paragraph-rsid="004113ce" style:font-size-asian="12pt" style:font-style-asian="normal" style:font-weight-asian="bold" style:font-size-complex="12pt" style:font-style-complex="normal" style:font-weight-complex="bold"/>
    </style:style>
    <style:style style:name="P101" style:family="paragraph" style:parent-style-name="Text_20_body" style:master-page-name="">
      <loext:graphic-properties draw:fill="none"/>
      <style:paragraph-properties fo:margin-left="0.101cm" fo:margin-right="0.199cm" fo:margin-top="0.00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font-style="normal" fo:font-weight="bold" officeooo:paragraph-rsid="004113ce" style:font-size-asian="12pt" style:font-style-asian="normal" style:font-weight-asian="bold" style:font-size-complex="12pt" style:font-style-complex="normal" style:font-weight-complex="bold"/>
    </style:style>
    <style:style style:name="P102" style:family="paragraph" style:parent-style-name="Text_20_body" style:master-page-name="">
      <loext:graphic-properties draw:fill="none"/>
      <style:paragraph-properties fo:margin-left="0cm" fo:margin-right="0cm" fo:margin-top="0.00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font-style="normal" fo:font-weight="bold" officeooo:paragraph-rsid="001f1a9f" style:font-size-asian="12pt" style:font-style-asian="normal" style:font-weight-asian="bold" style:font-size-complex="12pt" style:font-style-complex="normal" style:font-weight-complex="bold"/>
    </style:style>
    <style:style style:name="P103" style:family="paragraph" style:parent-style-name="Text_20_body" style:master-page-name="">
      <loext:graphic-properties draw:fill="none"/>
      <style:paragraph-properties fo:margin-left="0cm" fo:margin-right="0.199cm" fo:margin-top="0.12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font-style="normal" fo:font-weight="bold" officeooo:paragraph-rsid="001f1a9f" style:font-size-asian="12pt" style:font-style-asian="normal" style:font-weight-asian="bold" style:font-size-complex="12pt" style:font-style-complex="normal" style:font-weight-complex="bold"/>
    </style:style>
    <style:style style:name="P104" style:family="paragraph" style:parent-style-name="Text_20_body" style:master-page-name="">
      <loext:graphic-properties draw:fill="none"/>
      <style:paragraph-properties fo:margin-left="0cm" fo:margin-right="0.199cm" fo:margin-top="0.002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font-style="normal" fo:font-weight="bold" officeooo:paragraph-rsid="001f1a9f" style:font-size-asian="12pt" style:font-style-asian="normal" style:font-weight-asian="bold" style:font-size-complex="12pt" style:font-style-complex="normal" style:font-weight-complex="bold"/>
    </style:style>
    <style:style style:name="P105" style:family="paragraph" style:parent-style-name="Text_20_body" style:master-page-name="">
      <loext:graphic-properties draw:fill="none"/>
      <style:paragraph-properties fo:margin-left="0cm" fo:margin-right="0.199cm" fo:margin-top="0.205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font-style="normal" fo:font-weight="bold" officeooo:paragraph-rsid="001f1a9f" style:font-size-asian="12pt" style:font-style-asian="normal" style:font-weight-asian="bold" style:font-size-complex="12pt" style:font-style-complex="normal" style:font-weight-complex="bold"/>
    </style:style>
    <style:style style:name="P106" style:family="paragraph" style:parent-style-name="Text_20_body" style:master-page-name="">
      <loext:graphic-properties draw:fill="none"/>
      <style:paragraph-properties fo:margin-left="0cm" fo:margin-right="0.199cm"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font-style="normal" fo:font-weight="bold" officeooo:paragraph-rsid="001f1a9f" style:font-size-asian="12pt" style:font-style-asian="normal" style:font-weight-asian="bold" style:font-size-complex="12pt" style:font-style-complex="normal" style:font-weight-complex="bold"/>
    </style:style>
    <style:style style:name="P107" style:family="paragraph" style:parent-style-name="Text_20_body" style:master-page-name="">
      <loext:graphic-properties draw:fill="none"/>
      <style:paragraph-properties fo:margin-left="0cm" fo:margin-right="0.3cm"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font-style="normal" fo:font-weight="bold" officeooo:paragraph-rsid="001f1a9f" style:font-size-asian="12pt" style:font-style-asian="normal" style:font-weight-asian="bold" style:font-size-complex="12pt" style:font-style-complex="normal" style:font-weight-complex="bold"/>
    </style:style>
    <style:style style:name="P108" style:family="paragraph" style:parent-style-name="Text_20_body" style:master-page-name="">
      <loext:graphic-properties draw:fill="none"/>
      <style:paragraph-properties fo:margin-left="0cm" fo:margin-right="0.3cm" fo:margin-top="0.205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font-style="normal" fo:font-weight="bold" officeooo:paragraph-rsid="001f1a9f" style:font-size-asian="12pt" style:font-style-asian="normal" style:font-weight-asian="bold" style:font-size-complex="12pt" style:font-style-complex="normal" style:font-weight-complex="bold"/>
    </style:style>
    <style:style style:name="P109" style:family="paragraph" style:parent-style-name="Heading_20_1" style:master-page-name="">
      <style:paragraph-properties fo:margin-left="5.699cm" fo:margin-right="0.203cm" fo:margin-top="0.093cm" fo:margin-bottom="0cm" style:contextual-spacing="false" fo:line-height="150%" fo:text-align="justify" style:justify-single-word="false" fo:text-indent="0cm" style:auto-text-indent="false" style:page-number="auto"/>
      <style:text-properties fo:font-size="12pt" style:font-size-asian="12pt" style:font-size-complex="12pt"/>
    </style:style>
    <style:style style:name="P110" style:family="paragraph" style:parent-style-name="List_20_Paragraph" style:list-style-name="WWNum6">
      <style:paragraph-properties fo:margin-left="1.482cm" fo:margin-right="0cm" fo:margin-top="0.101cm" fo:margin-bottom="0.101cm" style:contextual-spacing="false" fo:line-height="150%" fo:text-align="justify" style:justify-single-word="false" fo:text-indent="-0.847cm" style:auto-text-indent="false">
        <style:tab-stops>
          <style:tab-stop style:position="1.482cm"/>
          <style:tab-stop style:position="1.483cm"/>
        </style:tab-stops>
      </style:paragraph-properties>
      <style:text-properties fo:color="#000000" loext:opacity="100%" style:font-name="Times New Roman" fo:font-size="12pt" fo:font-style="normal" officeooo:paragraph-rsid="004113ce" style:font-size-asian="12pt" style:font-style-asian="normal" style:font-size-complex="12pt" style:font-style-complex="normal"/>
    </style:style>
    <style:style style:name="P111" style:family="paragraph" style:parent-style-name="List_20_Paragraph" style:list-style-name="WWNum6">
      <style:paragraph-properties fo:margin-left="1.482cm" fo:margin-right="0.203cm" fo:margin-top="0.101cm" fo:margin-bottom="0.101cm" style:contextual-spacing="false" fo:line-height="150%" fo:text-align="justify" style:justify-single-word="false" fo:text-indent="-0.847cm" style:auto-text-indent="false">
        <style:tab-stops>
          <style:tab-stop style:position="1.482cm"/>
          <style:tab-stop style:position="1.483cm"/>
        </style:tab-stops>
      </style:paragraph-properties>
      <style:text-properties fo:color="#000000" loext:opacity="100%" style:font-name="Times New Roman" fo:font-size="12pt" fo:font-style="normal" officeooo:paragraph-rsid="004113ce" style:font-size-asian="12pt" style:font-style-asian="normal" style:font-size-complex="12pt" style:font-style-complex="normal"/>
    </style:style>
    <style:style style:name="P112" style:family="paragraph" style:parent-style-name="List_20_Paragraph" style:list-style-name="WWNum6">
      <style:paragraph-properties fo:margin-left="1.482cm" fo:margin-right="0.201cm" fo:margin-top="0.101cm" fo:margin-bottom="0.101cm" style:contextual-spacing="false" fo:line-height="150%" fo:text-align="justify" style:justify-single-word="false" fo:text-indent="-0.847cm" style:auto-text-indent="false">
        <style:tab-stops>
          <style:tab-stop style:position="1.482cm"/>
          <style:tab-stop style:position="1.483cm"/>
        </style:tab-stops>
      </style:paragraph-properties>
      <style:text-properties fo:color="#000000" loext:opacity="100%" style:font-name="Times New Roman" fo:font-size="12pt" fo:font-style="normal" officeooo:paragraph-rsid="004113ce" style:font-size-asian="12pt" style:font-style-asian="normal" style:font-size-complex="12pt" style:font-style-complex="normal"/>
    </style:style>
    <style:style style:name="P113" style:family="paragraph" style:parent-style-name="List_20_Paragraph" style:list-style-name="WWNum5">
      <style:paragraph-properties fo:margin-left="1.482cm" fo:margin-right="0cm" fo:margin-top="0.101cm" fo:margin-bottom="0.101cm" style:contextual-spacing="false" fo:line-height="150%" fo:text-align="justify" style:justify-single-word="false" fo:text-indent="-0.847cm" style:auto-text-indent="false">
        <style:tab-stops>
          <style:tab-stop style:position="1.482cm"/>
          <style:tab-stop style:position="1.483cm"/>
        </style:tab-stops>
      </style:paragraph-properties>
      <style:text-properties fo:color="#000000" loext:opacity="100%" style:font-name="Times New Roman" fo:font-size="12pt" fo:font-style="normal" officeooo:paragraph-rsid="004113ce" style:font-size-asian="12pt" style:font-style-asian="normal" style:font-size-complex="12pt" style:font-style-complex="normal"/>
    </style:style>
    <style:style style:name="P114" style:family="paragraph" style:parent-style-name="List_20_Paragraph" style:list-style-name="WWNum5">
      <style:paragraph-properties fo:margin-left="1.482cm" fo:margin-right="0.198cm" fo:margin-top="0.101cm" fo:margin-bottom="0.101cm" style:contextual-spacing="false" fo:line-height="150%" fo:text-align="justify" style:justify-single-word="false" fo:text-indent="-0.847cm" style:auto-text-indent="false">
        <style:tab-stops>
          <style:tab-stop style:position="1.482cm"/>
          <style:tab-stop style:position="1.483cm"/>
        </style:tab-stops>
      </style:paragraph-properties>
      <style:text-properties fo:color="#000000" loext:opacity="100%" style:font-name="Times New Roman" fo:font-size="12pt" fo:font-style="normal" officeooo:paragraph-rsid="004113ce" style:font-size-asian="12pt" style:font-style-asian="normal" style:font-size-complex="12pt" style:font-style-complex="normal"/>
    </style:style>
    <style:style style:name="P115" style:family="paragraph" style:parent-style-name="List_20_Paragraph" style:list-style-name="WWNum2">
      <style:paragraph-properties fo:margin-left="1.482cm" fo:margin-right="0.201cm" fo:line-height="150%" fo:text-align="justify" style:justify-single-word="false" fo:text-indent="-0.741cm" style:auto-text-indent="false">
        <style:tab-stops>
          <style:tab-stop style:position="1.482cm"/>
          <style:tab-stop style:position="1.483cm"/>
        </style:tab-stops>
      </style:paragraph-properties>
      <style:text-properties fo:color="#000000" loext:opacity="100%" style:font-name="Times New Roman" fo:font-size="12pt" fo:font-style="normal" style:font-size-asian="12pt" style:font-style-asian="normal" style:font-size-complex="12pt" style:font-style-complex="normal"/>
    </style:style>
    <style:style style:name="P116" style:family="paragraph" style:parent-style-name="List_20_Paragraph" style:list-style-name="WWNum2">
      <style:paragraph-properties fo:margin-left="1.482cm" fo:margin-right="0cm" fo:line-height="150%" fo:text-align="justify" style:justify-single-word="false" fo:text-indent="-0.741cm" style:auto-text-indent="false">
        <style:tab-stops>
          <style:tab-stop style:position="1.482cm"/>
          <style:tab-stop style:position="1.483cm"/>
        </style:tab-stops>
      </style:paragraph-properties>
      <style:text-properties fo:color="#000000" loext:opacity="100%" style:font-name="Times New Roman" fo:font-size="12pt" fo:font-style="normal" style:font-size-asian="12pt" style:font-style-asian="normal" style:font-size-complex="12pt" style:font-style-complex="normal"/>
    </style:style>
    <style:style style:name="P117" style:family="paragraph" style:parent-style-name="List_20_Paragraph" style:list-style-name="WWNum2">
      <style:paragraph-properties fo:margin-left="1.482cm" fo:margin-right="0cm" fo:line-height="150%" fo:text-align="justify" style:justify-single-word="false" fo:text-indent="-0.741cm" style:auto-text-indent="false">
        <style:tab-stops>
          <style:tab-stop style:position="1.482cm"/>
          <style:tab-stop style:position="1.483cm"/>
        </style:tab-stops>
      </style:paragraph-properties>
      <style:text-properties fo:color="#000000" loext:opacity="100%" style:font-name="Times New Roman" fo:font-size="12pt" fo:font-style="normal" officeooo:paragraph-rsid="00271c7a" style:font-size-asian="12pt" style:font-style-asian="normal" style:font-size-complex="12pt" style:font-style-complex="normal"/>
    </style:style>
    <style:style style:name="P118" style:family="paragraph" style:parent-style-name="List_20_Paragraph" style:list-style-name="WWNum5">
      <style:paragraph-properties fo:margin-left="2.115cm" fo:margin-right="0cm" fo:line-height="150%" fo:text-align="justify" style:justify-single-word="false" fo:text-indent="-0.633cm" style:auto-text-indent="false">
        <style:tab-stops>
          <style:tab-stop style:position="2.115cm"/>
          <style:tab-stop style:position="2.117cm"/>
        </style:tab-stops>
      </style:paragraph-properties>
      <style:text-properties fo:color="#000000" loext:opacity="100%" style:font-name="Times New Roman" fo:font-size="12pt" fo:font-style="normal" officeooo:paragraph-rsid="004113ce" style:font-size-asian="12pt" style:font-style-asian="normal" style:font-size-complex="12pt" style:font-style-complex="normal"/>
    </style:style>
    <style:style style:name="P119" style:family="paragraph" style:parent-style-name="List_20_Paragraph" style:list-style-name="WWNum5">
      <style:paragraph-properties fo:margin-left="2.117cm" fo:margin-right="0cm" fo:line-height="150%" fo:text-align="justify" style:justify-single-word="false" fo:text-indent="-0.635cm" style:auto-text-indent="false">
        <style:tab-stops>
          <style:tab-stop style:position="2.115cm"/>
          <style:tab-stop style:position="2.117cm"/>
        </style:tab-stops>
      </style:paragraph-properties>
      <style:text-properties fo:color="#000000" loext:opacity="100%" style:font-name="Times New Roman" fo:font-size="12pt" fo:font-style="normal" officeooo:paragraph-rsid="004113ce" style:font-size-asian="12pt" style:font-style-asian="normal" style:font-size-complex="12pt" style:font-style-complex="normal"/>
    </style:style>
    <style:style style:name="P120" style:family="paragraph" style:parent-style-name="List_20_Paragraph" style:list-style-name="WWNum5">
      <style:paragraph-properties fo:margin-left="2.117cm" fo:margin-right="0cm" fo:margin-top="0.199cm" fo:margin-bottom="0cm" style:contextual-spacing="false" fo:line-height="150%" fo:text-align="justify" style:justify-single-word="false" fo:text-indent="-0.635cm" style:auto-text-indent="false">
        <style:tab-stops>
          <style:tab-stop style:position="2.117cm"/>
          <style:tab-stop style:position="2.118cm"/>
        </style:tab-stops>
      </style:paragraph-properties>
      <style:text-properties fo:color="#000000" loext:opacity="100%" style:font-name="Times New Roman" fo:font-size="12pt" fo:font-style="normal" officeooo:paragraph-rsid="004113ce" style:font-size-asian="12pt" style:font-style-asian="normal" style:font-size-complex="12pt" style:font-style-complex="normal"/>
    </style:style>
    <style:style style:name="P121" style:family="paragraph" style:parent-style-name="List_20_Paragraph" style:list-style-name="WWNum5">
      <style:paragraph-properties fo:margin-left="2.117cm" fo:margin-right="0cm" fo:line-height="150%" fo:text-align="justify" style:justify-single-word="false" fo:text-indent="-0.635cm" style:auto-text-indent="false">
        <style:tab-stops>
          <style:tab-stop style:position="2.117cm"/>
          <style:tab-stop style:position="2.118cm"/>
        </style:tab-stops>
      </style:paragraph-properties>
      <style:text-properties fo:color="#000000" loext:opacity="100%" style:font-name="Times New Roman" fo:font-size="12pt" fo:font-style="normal" officeooo:paragraph-rsid="004113ce" style:font-size-asian="12pt" style:font-style-asian="normal" style:font-size-complex="12pt" style:font-style-complex="normal"/>
    </style:style>
    <style:style style:name="P122" style:family="paragraph" style:parent-style-name="List_20_Paragraph" style:list-style-name="WWNum5">
      <style:paragraph-properties fo:margin-left="2.115cm" fo:margin-right="0.205cm" fo:line-height="150%" fo:text-align="justify" style:justify-single-word="false" fo:text-indent="-0.633cm" style:auto-text-indent="false">
        <style:tab-stops>
          <style:tab-stop style:position="2.117cm"/>
          <style:tab-stop style:position="2.118cm"/>
        </style:tab-stops>
      </style:paragraph-properties>
      <style:text-properties fo:color="#000000" loext:opacity="100%" style:font-name="Times New Roman" fo:font-size="12pt" fo:font-style="normal" officeooo:paragraph-rsid="004113ce" style:font-size-asian="12pt" style:font-style-asian="normal" style:font-size-complex="12pt" style:font-style-complex="normal"/>
    </style:style>
    <style:style style:name="P123" style:family="paragraph" style:parent-style-name="List_20_Paragraph" style:list-style-name="WWNum5">
      <style:paragraph-properties fo:margin-left="2.117cm" fo:margin-right="0.199cm" fo:line-height="150%" fo:text-align="justify" style:justify-single-word="false" fo:text-indent="-0.635cm" style:auto-text-indent="false">
        <style:tab-stops>
          <style:tab-stop style:position="2.118cm"/>
        </style:tab-stops>
      </style:paragraph-properties>
      <style:text-properties fo:color="#000000" loext:opacity="100%" style:font-name="Times New Roman" fo:font-size="12pt" fo:font-style="normal" officeooo:paragraph-rsid="004113ce" style:font-size-asian="12pt" style:font-style-asian="normal" style:font-size-complex="12pt" style:font-style-complex="normal"/>
    </style:style>
    <style:style style:name="P124" style:family="paragraph" style:parent-style-name="List_20_Paragraph" style:list-style-name="WWNum3">
      <style:paragraph-properties fo:margin-top="0.018cm" fo:margin-bottom="0cm" style:contextual-spacing="false" fo:line-height="150%" fo:text-align="justify" style:justify-single-word="false">
        <style:tab-stops>
          <style:tab-stop style:position="2.118cm"/>
        </style:tab-stops>
      </style:paragraph-properties>
      <style:text-properties fo:color="#000000" loext:opacity="100%" style:font-name="Times New Roman" fo:font-size="12pt" fo:font-style="normal" style:font-size-asian="12pt" style:font-style-asian="normal" style:font-size-complex="12pt" style:font-style-complex="normal"/>
    </style:style>
    <style:style style:name="P125" style:family="paragraph" style:parent-style-name="List_20_Paragraph" style:list-style-name="WWNum3">
      <style:paragraph-properties fo:margin-left="2.117cm" fo:margin-right="0.196cm" fo:line-height="150%" fo:text-align="justify" style:justify-single-word="false" fo:text-indent="-0.637cm" style:auto-text-indent="false">
        <style:tab-stops>
          <style:tab-stop style:position="2.118cm"/>
        </style:tab-stops>
      </style:paragraph-properties>
      <style:text-properties fo:color="#000000" loext:opacity="100%" style:font-name="Times New Roman" fo:font-size="12pt" fo:font-style="normal" style:font-size-asian="12pt" style:font-style-asian="normal" style:font-size-complex="12pt" style:font-style-complex="normal"/>
    </style:style>
    <style:style style:name="P126" style:family="paragraph" style:parent-style-name="List_20_Paragraph" style:list-style-name="WWNum4">
      <style:paragraph-properties fo:margin-left="1.482cm" fo:margin-right="0cm" fo:line-height="150%" fo:text-align="justify" style:justify-single-word="false" fo:text-indent="0cm" style:auto-text-indent="false">
        <style:tab-stops>
          <style:tab-stop style:position="1.935cm"/>
        </style:tab-stops>
      </style:paragraph-properties>
      <style:text-properties fo:color="#000000" loext:opacity="100%" style:font-name="Times New Roman" fo:font-size="12pt" fo:font-style="normal" officeooo:paragraph-rsid="004113ce" style:font-size-asian="12pt" style:font-style-asian="normal" style:font-size-complex="12pt" style:font-style-complex="normal"/>
    </style:style>
    <style:style style:name="P127" style:family="paragraph" style:parent-style-name="List_20_Paragraph" style:list-style-name="WWNum4">
      <style:paragraph-properties fo:margin-left="1.935cm" fo:margin-right="0cm" fo:line-height="150%" fo:text-align="justify" style:justify-single-word="false" fo:text-indent="-0.453cm" style:auto-text-indent="false">
        <style:tab-stops>
          <style:tab-stop style:position="1.937cm"/>
        </style:tab-stops>
      </style:paragraph-properties>
      <style:text-properties fo:color="#000000" loext:opacity="100%" style:font-name="Times New Roman" fo:font-size="12pt" fo:font-style="normal" officeooo:paragraph-rsid="004113ce" style:font-size-asian="12pt" style:font-style-asian="normal" style:font-size-complex="12pt" style:font-style-complex="normal"/>
    </style:style>
    <style:style style:name="P128" style:family="paragraph" style:parent-style-name="List_20_Paragraph" style:list-style-name="WWNum4">
      <style:paragraph-properties fo:margin-left="1.914cm" fo:margin-right="0cm" fo:line-height="150%" fo:text-align="justify" style:justify-single-word="false" fo:text-indent="-0.432cm" style:auto-text-indent="false">
        <style:tab-stops>
          <style:tab-stop style:position="1.916cm"/>
        </style:tab-stops>
      </style:paragraph-properties>
      <style:text-properties fo:color="#000000" loext:opacity="100%" style:font-name="Times New Roman" fo:font-size="12pt" fo:font-style="normal" officeooo:paragraph-rsid="004113ce" style:font-size-asian="12pt" style:font-style-asian="normal" style:font-size-complex="12pt" style:font-style-complex="normal"/>
    </style:style>
    <style:style style:name="P129" style:family="paragraph" style:parent-style-name="List_20_Paragraph" style:list-style-name="WWNum1" style:master-page-name="">
      <loext:graphic-properties draw:fill="none"/>
      <style:paragraph-properties fo:margin-left="0cm" fo:margin-right="0cm" fo:margin-top="0.122cm" fo:margin-bottom="0cm" style:contextual-spacing="false" fo:line-height="150%" fo:text-align="justify" style:justify-single-word="false" fo:orphans="2" fo:widows="2" fo:text-indent="0cm" style:auto-text-indent="false" style:page-number="auto" fo:background-color="transparent" style:writing-mode="lr-tb">
        <style:tab-stops>
          <style:tab-stop style:position="0.99cm"/>
          <style:tab-stop style:position="16.903cm"/>
        </style:tab-stops>
      </style:paragraph-properties>
      <style:text-properties fo:color="#000000" loext:opacity="100%" style:font-name="Times New Roman" fo:font-size="12pt" fo:font-style="normal" style:font-size-asian="12pt" style:font-style-asian="normal" style:font-size-complex="12pt" style:font-style-complex="normal"/>
    </style:style>
    <style:style style:name="P130" style:family="paragraph" style:parent-style-name="List_20_Paragraph" style:list-style-name="WWNum1">
      <style:paragraph-properties fo:margin-left="0.988cm" fo:margin-right="0cm" fo:margin-top="0.122cm" fo:margin-bottom="0cm" style:contextual-spacing="false" fo:line-height="150%" fo:text-align="justify" style:justify-single-word="false" fo:text-indent="-0.635cm" style:auto-text-indent="false">
        <style:tab-stops>
          <style:tab-stop style:position="0.99cm"/>
        </style:tab-stops>
      </style:paragraph-properties>
      <style:text-properties fo:color="#000000" loext:opacity="100%" style:font-name="Times New Roman" fo:font-size="12pt" fo:font-style="normal" style:font-size-asian="12pt" style:font-style-asian="normal" style:font-size-complex="12pt" style:font-style-complex="normal"/>
    </style:style>
    <style:style style:name="P131" style:family="paragraph" style:parent-style-name="List_20_Paragraph" style:list-style-name="WWNum1">
      <style:paragraph-properties fo:margin-left="1.621cm" fo:margin-right="0cm" fo:line-height="150%" fo:text-align="justify" style:justify-single-word="false" fo:text-indent="-0.633cm" style:auto-text-indent="false">
        <style:tab-stops>
          <style:tab-stop style:position="1.625cm"/>
        </style:tab-stops>
      </style:paragraph-properties>
      <style:text-properties fo:color="#000000" loext:opacity="100%" style:font-name="Times New Roman" fo:font-size="12pt" fo:font-style="normal" style:font-size-asian="12pt" style:font-style-asian="normal" style:font-size-complex="12pt" style:font-style-complex="normal"/>
    </style:style>
    <style:style style:name="P132" style:family="paragraph" style:parent-style-name="List_20_Paragraph" style:list-style-name="WWNum1">
      <style:paragraph-properties fo:margin-left="1.623cm" fo:margin-right="0cm" fo:line-height="150%" fo:text-align="justify" style:justify-single-word="false" fo:text-indent="-0.637cm" style:auto-text-indent="false">
        <style:tab-stops>
          <style:tab-stop style:position="1.625cm"/>
        </style:tab-stops>
      </style:paragraph-properties>
      <style:text-properties fo:color="#000000" loext:opacity="100%" style:font-name="Times New Roman" fo:font-size="12pt" fo:font-style="normal" style:font-size-asian="12pt" style:font-style-asian="normal" style:font-size-complex="12pt" style:font-style-complex="normal"/>
    </style:style>
    <style:style style:name="P133" style:family="paragraph" style:parent-style-name="List_20_Paragraph" style:list-style-name="WWNum1">
      <style:paragraph-properties fo:margin-left="1.621cm" fo:margin-right="0.303cm" fo:line-height="150%" fo:text-align="justify" style:justify-single-word="false" fo:text-indent="-0.635cm" style:auto-text-indent="false">
        <style:tab-stops>
          <style:tab-stop style:position="1.623cm"/>
        </style:tab-stops>
      </style:paragraph-properties>
      <style:text-properties fo:color="#000000" loext:opacity="100%" style:font-name="Times New Roman" fo:font-size="12pt" fo:font-style="normal" style:font-size-asian="12pt" style:font-style-asian="normal" style:font-size-complex="12pt" style:font-style-complex="normal"/>
    </style:style>
    <style:style style:name="P134" style:family="paragraph" style:parent-style-name="List_20_Paragraph" style:list-style-name="WWNum4">
      <style:paragraph-properties fo:margin-left="1.939cm" fo:margin-right="0cm" fo:line-height="150%" fo:text-align="justify" style:justify-single-word="false" fo:text-indent="-0.457cm" style:auto-text-indent="false">
        <style:tab-stops>
          <style:tab-stop style:position="1.94cm"/>
        </style:tab-stops>
      </style:paragraph-properties>
      <style:text-properties fo:color="#000000" loext:opacity="100%" style:font-name="Times New Roman" fo:font-size="12pt" fo:language="gl" fo:country="ES" fo:font-style="normal" officeooo:paragraph-rsid="004113ce" style:font-size-asian="12pt" style:font-style-asian="normal" style:font-size-complex="12pt" style:font-style-complex="normal"/>
    </style:style>
    <style:style style:name="P135" style:family="paragraph" style:parent-style-name="List_20_Paragraph" style:list-style-name="WWNum4">
      <style:paragraph-properties fo:margin-left="1.482cm" fo:margin-right="0.199cm" fo:line-height="150%" fo:text-align="justify" style:justify-single-word="false" fo:text-indent="0cm" style:auto-text-indent="false">
        <style:tab-stops>
          <style:tab-stop style:position="2cm"/>
        </style:tab-stops>
      </style:paragraph-properties>
      <style:text-properties fo:color="#000000" loext:opacity="100%" style:font-name="Times New Roman" fo:font-size="12pt" fo:language="gl" fo:country="ES" fo:font-style="normal" officeooo:paragraph-rsid="004113ce" style:font-size-asian="12pt" style:font-style-asian="normal" style:font-size-complex="12pt" style:font-style-complex="normal"/>
    </style:style>
    <style:style style:name="P136" style:family="paragraph" style:parent-style-name="List_20_Paragraph" style:list-style-name="WWNum3">
      <style:paragraph-properties fo:margin-left="2.117cm" fo:margin-right="0.196cm" fo:line-height="150%" fo:text-align="justify" style:justify-single-word="false" fo:text-indent="-0.637cm" style:auto-text-indent="false">
        <style:tab-stops>
          <style:tab-stop style:position="2.118cm"/>
        </style:tab-stops>
      </style:paragraph-properties>
      <style:text-properties fo:color="#000000" loext:opacity="100%" style:font-name="Times New Roman" fo:font-size="12pt" fo:language="gl" fo:country="ES" fo:font-style="normal" style:font-size-asian="12pt" style:font-style-asian="normal" style:font-size-complex="12pt" style:font-style-complex="normal"/>
    </style:style>
    <style:style style:name="P137" style:family="paragraph" style:parent-style-name="Text_20_body" style:master-page-name="">
      <loext:graphic-properties draw:fill="none"/>
      <style:paragraph-properties fo:margin-left="0cm" fo:margin-right="0.199cm" fo:line-height="150%" fo:text-align="justify" style:justify-single-word="false" fo:orphans="2" fo:widows="2" fo:text-indent="0cm" style:auto-text-indent="false" style:page-number="auto" fo:background-color="transparent" style:writing-mode="lr-tb">
        <style:tab-stops>
          <style:tab-stop style:position="5.925cm"/>
        </style:tab-stops>
      </style:paragraph-properties>
      <style:text-properties fo:color="#000000" loext:opacity="100%" style:font-name="Times New Roman" fo:font-size="12pt" fo:font-style="normal" officeooo:paragraph-rsid="00416998" style:font-size-asian="12pt" style:font-style-asian="normal" style:font-size-complex="12pt" style:font-style-complex="normal"/>
    </style:style>
    <style:style style:name="P138" style:family="paragraph" style:parent-style-name="Text_20_body" style:master-page-name="">
      <loext:graphic-properties draw:fill="none"/>
      <style:paragraph-properties fo:margin-left="0cm" fo:margin-right="0.3cm"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font-style="normal" officeooo:paragraph-rsid="00416998" style:font-size-asian="12pt" style:font-style-asian="normal" style:font-size-complex="12pt" style:font-style-complex="normal"/>
    </style:style>
    <style:style style:name="P139" style:family="paragraph" style:parent-style-name="Text_20_body">
      <loext:graphic-properties draw:fill="none"/>
      <style:paragraph-properties fo:margin-left="1.499cm" fo:margin-right="0.199cm" fo:margin-top="0.199cm" fo:margin-bottom="0cm" style:contextual-spacing="false" fo:line-height="150%" fo:text-align="justify" style:justify-single-word="false" fo:orphans="2" fo:widows="2" fo:text-indent="-0.499cm" style:auto-text-indent="false" fo:background-color="transparent" style:writing-mode="lr-tb">
        <style:tab-stops>
          <style:tab-stop style:position="2.752cm"/>
        </style:tab-stops>
      </style:paragraph-properties>
      <style:text-properties fo:color="#000000" loext:opacity="100%" style:font-name="Times New Roman" fo:font-size="12pt" fo:font-style="normal" style:font-size-asian="12pt" style:font-style-asian="normal" style:font-size-complex="12pt" style:font-style-complex="normal"/>
    </style:style>
    <style:style style:name="P140" style:family="paragraph" style:parent-style-name="Text_20_body">
      <loext:graphic-properties draw:fill="none"/>
      <style:paragraph-properties fo:margin-left="0cm" fo:margin-right="0.199cm" fo:margin-top="0.122cm" fo:margin-bottom="0cm" style:contextual-spacing="false" fo:line-height="150%" fo:text-align="justify" style:justify-single-word="false" fo:orphans="2" fo:widows="2" fo:text-indent="0cm" style:auto-text-indent="false" fo:background-color="transparent" style:writing-mode="lr-tb"/>
      <style:text-properties fo:color="#000000" loext:opacity="100%" style:font-name="Times New Roman" fo:font-size="12pt" fo:font-style="normal" style:font-size-asian="12pt" style:font-style-asian="normal" style:font-size-complex="12pt" style:font-style-complex="normal"/>
    </style:style>
    <style:style style:name="P141" style:family="paragraph" style:parent-style-name="Text_20_body">
      <style:paragraph-properties fo:line-height="150%" fo:text-align="justify" style:justify-single-word="false"/>
      <style:text-properties fo:color="#000000" loext:opacity="100%" style:font-name="Times New Roman" fo:font-size="12pt" fo:language="gl" fo:country="ES" fo:font-style="normal" fo:font-weight="bold" officeooo:paragraph-rsid="004113ce" style:font-size-asian="12pt" style:font-style-asian="normal" style:font-weight-asian="bold" style:font-size-complex="12pt" style:font-style-complex="normal" style:font-weight-complex="bold"/>
    </style:style>
    <style:style style:name="P142" style:family="paragraph" style:parent-style-name="Text_20_body">
      <style:paragraph-properties fo:margin-left="0.21cm" fo:margin-right="0.515cm" fo:margin-top="0.199cm" fo:margin-bottom="0cm" style:contextual-spacing="false" fo:line-height="150%" fo:text-align="justify" style:justify-single-word="false" fo:text-indent="0cm" style:auto-text-indent="false"/>
      <style:text-properties fo:color="#000000" loext:opacity="100%" style:font-name="Times New Roman" fo:font-size="12pt" fo:language="gl" fo:country="ES" fo:font-style="normal" officeooo:paragraph-rsid="004113ce" style:font-size-asian="12pt" style:font-style-asian="normal" style:font-size-complex="12pt" style:font-style-complex="normal"/>
    </style:style>
    <style:style style:name="P143" style:family="paragraph" style:parent-style-name="Text_20_body">
      <style:paragraph-properties fo:margin-left="0.21cm" fo:margin-right="0.194cm" fo:line-height="150%" fo:text-align="justify" style:justify-single-word="false" fo:text-indent="0cm" style:auto-text-indent="false"/>
      <style:text-properties fo:color="#000000" loext:opacity="100%" style:font-name="Times New Roman" fo:font-size="12pt" fo:language="gl" fo:country="ES" fo:font-style="normal" officeooo:paragraph-rsid="00416998" style:font-size-asian="12pt" style:font-style-asian="normal" style:font-size-complex="12pt" style:font-style-complex="normal"/>
    </style:style>
    <style:style style:name="P144" style:family="paragraph" style:parent-style-name="Text_20_body" style:master-page-name="">
      <loext:graphic-properties draw:fill="none"/>
      <style:paragraph-properties fo:margin-left="0.199cm" fo:margin-right="0.199cm" fo:margin-top="0.122cm" fo:margin-bottom="0cm" style:contextual-spacing="false" fo:line-height="150%" fo:text-align="justify" style:justify-single-word="false" fo:orphans="2" fo:widows="2" fo:text-indent="0.3cm" style:auto-text-indent="false" style:page-number="auto" fo:background-color="transparent" style:writing-mode="lr-tb"/>
      <style:text-properties fo:color="#000000" loext:opacity="100%" style:font-name="Times New Roman" fo:font-size="12pt" fo:language="gl" fo:country="ES" fo:font-style="normal" officeooo:paragraph-rsid="003d9275" style:font-size-asian="12pt" style:font-style-asian="normal" style:font-size-complex="12pt" style:font-style-complex="normal"/>
    </style:style>
    <style:style style:name="P145" style:family="paragraph" style:parent-style-name="Text_20_body">
      <style:paragraph-properties fo:line-height="150%" fo:text-align="justify" style:justify-single-word="false"/>
      <style:text-properties fo:color="#000000" loext:opacity="100%" style:font-name="Times New Roman" fo:font-size="12pt" fo:language="gl" fo:country="ES" fo:font-style="normal" style:font-size-asian="12pt" style:font-style-asian="normal" style:font-size-complex="12pt" style:font-style-complex="normal"/>
    </style:style>
    <style:style style:name="P146" style:family="paragraph" style:parent-style-name="Text_20_body" style:master-page-name="">
      <loext:graphic-properties draw:fill="none"/>
      <style:paragraph-properties fo:margin-left="0cm" fo:margin-right="0.199cm" fo:margin-top="0.122cm" fo:margin-bottom="0cm" style:contextual-spacing="false" fo:line-height="150%" fo:text-align="justify" style:justify-single-word="false" fo:orphans="2" fo:widows="2" fo:text-indent="0cm" style:auto-text-indent="false" style:page-number="auto" fo:background-color="transparent" style:writing-mode="lr-tb"/>
      <style:text-properties officeooo:paragraph-rsid="004192b3"/>
    </style:style>
    <style:style style:name="T1" style:family="text">
      <style:text-properties fo:language="gl" fo:country="ES"/>
    </style:style>
    <style:style style:name="T2" style:family="text">
      <style:text-properties fo:language="gl" fo:country="ES" style:text-underline-style="none"/>
    </style:style>
    <style:style style:name="T3" style:family="text">
      <style:text-properties fo:language="gl" fo:country="ES" style:text-underline-style="none" fo:font-weight="normal" style:font-weight-asian="normal" style:font-weight-complex="normal"/>
    </style:style>
    <style:style style:name="T4" style:family="text">
      <style:text-properties fo:language="gl" fo:country="ES" style:text-underline-style="none" fo:font-weight="normal" officeooo:rsid="001f1a9f" style:font-weight-asian="normal" style:font-weight-complex="normal"/>
    </style:style>
    <style:style style:name="T5" style:family="text">
      <style:text-properties fo:language="gl" fo:country="ES" style:text-underline-style="none" fo:font-weight="normal" officeooo:rsid="001e7848" style:font-weight-asian="normal" style:font-weight-complex="normal"/>
    </style:style>
    <style:style style:name="T6" style:family="text">
      <style:text-properties fo:language="gl" fo:country="ES" style:text-underline-style="none" fo:font-weight="normal" officeooo:rsid="0020d479" style:font-weight-asian="normal" style:font-weight-complex="normal"/>
    </style:style>
    <style:style style:name="T7" style:family="text">
      <style:text-properties fo:language="gl" fo:country="ES" style:text-underline-style="none" officeooo:rsid="001e7848"/>
    </style:style>
    <style:style style:name="T8" style:family="text">
      <style:text-properties fo:language="gl" fo:country="ES" style:text-underline-style="none" officeooo:rsid="002a7431"/>
    </style:style>
    <style:style style:name="T9" style:family="text">
      <style:text-properties fo:language="gl" fo:country="ES" style:text-underline-style="none" officeooo:rsid="002c3dfc"/>
    </style:style>
    <style:style style:name="T10" style:family="text">
      <style:text-properties fo:language="gl" fo:country="ES" style:text-underline-style="none" officeooo:rsid="004113ce"/>
    </style:style>
    <style:style style:name="T11" style:family="text">
      <style:text-properties fo:language="gl" fo:country="ES" style:text-underline-style="solid" style:text-underline-width="bold" style:text-underline-color="font-color"/>
    </style:style>
    <style:style style:name="T12" style:family="text">
      <style:text-properties fo:language="gl" fo:country="ES" style:text-underline-style="solid" style:text-underline-width="bold" style:text-underline-color="font-color" fo:font-weight="bold" style:font-weight-asian="bold" style:font-weight-complex="bold"/>
    </style:style>
    <style:style style:name="T13" style:family="text">
      <style:text-properties fo:language="gl" fo:country="ES" style:text-underline-style="solid" style:text-underline-width="bold" style:text-underline-color="font-color" fo:font-weight="bold" officeooo:rsid="001f1a9f" style:font-weight-asian="bold" style:font-weight-complex="bold"/>
    </style:style>
    <style:style style:name="T14" style:family="text">
      <style:text-properties fo:language="gl" fo:country="ES" style:text-underline-style="solid" style:text-underline-width="bold" style:text-underline-color="font-color" officeooo:rsid="001f1a9f"/>
    </style:style>
    <style:style style:name="T15" style:family="text">
      <style:text-properties fo:language="gl" fo:country="ES" fo:font-weight="bold" style:font-weight-asian="bold" style:font-weight-complex="bold"/>
    </style:style>
    <style:style style:name="T16" style:family="text">
      <style:text-properties fo:language="gl" fo:country="ES" officeooo:rsid="0020d29d"/>
    </style:style>
    <style:style style:name="T17" style:family="text">
      <style:text-properties fo:language="gl" fo:country="ES" officeooo:rsid="00252f94"/>
    </style:style>
    <style:style style:name="T18" style:family="text">
      <style:text-properties fo:language="gl" fo:country="ES" style:text-underline-style="solid" style:text-underline-width="auto" style:text-underline-color="font-color"/>
    </style:style>
    <style:style style:name="T19" style:family="text">
      <style:text-properties fo:language="gl" fo:country="ES" style:text-underline-style="solid" style:text-underline-width="auto" style:text-underline-color="font-color" fo:font-weight="normal" officeooo:rsid="001e7848" style:font-weight-asian="normal" style:font-weight-complex="normal"/>
    </style:style>
    <style:style style:name="T20" style:family="text">
      <style:text-properties fo:language="gl" fo:country="ES" style:text-underline-style="solid" style:text-underline-width="auto" style:text-underline-color="font-color" officeooo:rsid="002a7431"/>
    </style:style>
    <style:style style:name="T21" style:family="text">
      <style:text-properties fo:language="gl" fo:country="ES" officeooo:rsid="002df931"/>
    </style:style>
    <style:style style:name="T22" style:family="text">
      <style:text-properties fo:language="gl" fo:country="ES" officeooo:rsid="0036f563"/>
    </style:style>
    <style:style style:name="T23" style:family="text">
      <style:text-properties fo:language="gl" fo:country="ES" officeooo:rsid="003959cc"/>
    </style:style>
    <style:style style:name="T24" style:family="text">
      <style:text-properties fo:language="gl" fo:country="ES" officeooo:rsid="003a3dba"/>
    </style:style>
    <style:style style:name="T25" style:family="text">
      <style:text-properties fo:language="gl" fo:country="ES" officeooo:rsid="003bf393"/>
    </style:style>
    <style:style style:name="T26" style:family="text">
      <style:text-properties fo:language="gl" fo:country="ES" officeooo:rsid="004113ce"/>
    </style:style>
    <style:style style:name="T27" style:family="text">
      <style:text-properties fo:language="gl" fo:country="ES" officeooo:rsid="00416998"/>
    </style:style>
    <style:style style:name="T28" style:family="text">
      <style:text-properties fo:language="gl" fo:country="ES" fo:font-weight="normal" style:font-weight-asian="normal" style:font-weight-complex="normal"/>
    </style:style>
    <style:style style:name="T29" style:family="text">
      <style:text-properties fo:language="gl" fo:country="ES" officeooo:rsid="004192b3"/>
    </style:style>
    <style:style style:name="T30" style:family="text">
      <style:text-properties fo:letter-spacing="0.067cm" fo:language="gl" fo:country="ES"/>
    </style:style>
    <style:style style:name="T31" style:family="text">
      <style:text-properties fo:letter-spacing="0.028cm" fo:language="gl" fo:country="ES"/>
    </style:style>
    <style:style style:name="T32" style:family="text">
      <style:text-properties fo:letter-spacing="0.09cm" fo:language="gl" fo:country="ES"/>
    </style:style>
    <style:style style:name="T33" style:family="text">
      <style:text-properties fo:letter-spacing="0.005cm" fo:language="gl" fo:country="ES"/>
    </style:style>
    <style:style style:name="T34" style:family="text">
      <style:text-properties fo:letter-spacing="-0.026cm" fo:language="gl" fo:country="ES"/>
    </style:style>
    <style:style style:name="T35" style:family="text">
      <style:text-properties fo:letter-spacing="0.026cm" fo:language="gl" fo:country="ES"/>
    </style:style>
    <style:style style:name="T36" style:family="text">
      <style:text-properties fo:letter-spacing="0.026cm" fo:language="gl" fo:country="ES" style:text-underline-style="solid" style:text-underline-width="auto" style:text-underline-color="font-color" officeooo:rsid="001e7848"/>
    </style:style>
    <style:style style:name="T37" style:family="text">
      <style:text-properties fo:letter-spacing="-0.012cm" fo:language="gl" fo:country="ES"/>
    </style:style>
    <style:style style:name="T38" style:family="text">
      <style:text-properties fo:letter-spacing="-0.016cm" fo:language="gl" fo:country="ES"/>
    </style:style>
    <style:style style:name="T39" style:family="text">
      <style:text-properties fo:letter-spacing="0.037cm" fo:language="gl" fo:country="ES"/>
    </style:style>
    <style:style style:name="T40" style:family="text">
      <style:text-properties fo:letter-spacing="-0.025cm" fo:language="gl" fo:country="ES"/>
    </style:style>
    <style:style style:name="T41" style:family="text">
      <style:text-properties fo:letter-spacing="-0.019cm" fo:language="gl" fo:country="ES"/>
    </style:style>
    <style:style style:name="T42" style:family="text">
      <style:text-properties fo:letter-spacing="-0.021cm" fo:language="gl" fo:country="ES"/>
    </style:style>
    <style:style style:name="T43" style:family="text">
      <style:text-properties fo:letter-spacing="-0.011cm" fo:language="gl" fo:country="ES"/>
    </style:style>
    <style:style style:name="T44" style:family="text">
      <style:text-properties fo:letter-spacing="0.039cm" fo:language="gl" fo:country="ES"/>
    </style:style>
    <style:style style:name="T45" style:family="text">
      <style:text-properties fo:letter-spacing="0.041cm" fo:language="gl" fo:country="ES"/>
    </style:style>
    <style:style style:name="T46" style:family="text">
      <style:text-properties fo:letter-spacing="0.023cm" fo:language="gl" fo:country="ES"/>
    </style:style>
    <style:style style:name="T47" style:family="text">
      <style:text-properties fo:letter-spacing="-0.03cm" fo:language="gl" fo:country="ES"/>
    </style:style>
    <style:style style:name="T48" style:family="text">
      <style:text-properties fo:letter-spacing="-0.007cm" fo:language="gl" fo:country="ES"/>
    </style:style>
    <style:style style:name="T49" style:family="text">
      <style:text-properties style:text-underline-style="none" fo:font-weight="normal" officeooo:rsid="001f1a9f" style:font-name-asian="Times New Roman1" style:language-asian="en" style:country-asian="US" style:font-weight-asian="normal" style:font-name-complex="Times New Roman1" style:language-complex="ar" style:country-complex="SA" style:font-weight-complex="normal"/>
    </style:style>
    <style:style style:name="T50" style:family="text">
      <style:text-properties style:text-underline-style="solid" style:text-underline-width="auto" style:text-underline-color="font-color"/>
    </style:style>
    <style:style style:name="T51" style:family="text">
      <style:text-properties fo:letter-spacing="-0.028cm" fo:language="gl" fo:country="ES"/>
    </style:style>
    <style:style style:name="T52" style:family="text">
      <style:text-properties fo:letter-spacing="-0.014cm" fo:language="gl" fo:country="ES"/>
    </style:style>
    <style:style style:name="T53" style:family="text">
      <style:text-properties fo:letter-spacing="-0.023cm" fo:language="gl" fo:country="ES"/>
    </style:style>
    <style:style style:name="T54" style:family="text">
      <style:text-properties fo:letter-spacing="-0.018cm" fo:language="gl" fo:country="ES"/>
    </style:style>
    <style:style style:name="T55" style:family="text">
      <style:text-properties fo:letter-spacing="-0.034cm" fo:language="gl" fo:country="ES"/>
    </style:style>
    <style:style style:name="T56" style:family="text">
      <style:text-properties fo:letter-spacing="-0.005cm" fo:language="gl" fo:country="ES"/>
    </style:style>
    <style:style style:name="T57" style:family="text">
      <style:text-properties fo:letter-spacing="-0.009cm" fo:language="gl" fo:country="ES"/>
    </style:style>
    <style:style style:name="T58" style:family="text">
      <style:text-properties style:text-underline-style="solid" style:text-underline-width="bold" style:text-underline-color="font-color" fo:font-weight="bold" style:font-weight-asian="bold" style:font-weight-complex="bold"/>
    </style:style>
    <style:style style:name="T59" style:family="text">
      <style:text-properties style:text-underline-style="solid" style:text-underline-width="bold" style:text-underline-color="font-color" fo:font-weight="bold" style:font-weight-asian="bold" style:font-weight-complex="bold" style:text-scale="105%"/>
    </style:style>
    <style:style style:name="T60" style:family="text">
      <style:text-properties style:text-underline-style="solid" style:text-underline-width="bold" style:text-underline-color="font-color" fo:font-weight="bold" officeooo:rsid="003bf393" style:font-weight-asian="bold" style:font-weight-complex="bold" style:text-scale="105%"/>
    </style:style>
    <style:style style:name="T61" style:family="text">
      <style:text-properties style:text-underline-style="solid" style:text-underline-width="bold" style:text-underline-color="font-color" fo:font-weight="bold" style:font-name-asian="Times New Roman1" style:language-asian="en" style:country-asian="US" style:font-weight-asian="bold" style:font-name-complex="Times New Roman1" style:language-complex="ar" style:country-complex="SA" style:font-weight-complex="bold"/>
    </style:style>
    <style:style style:name="T62" style:family="text">
      <style:text-properties officeooo:rsid="0036f563"/>
    </style:style>
    <style:style style:name="T63" style:family="text">
      <style:text-properties officeooo:rsid="003959cc"/>
    </style:style>
    <style:style style:name="T64" style:family="text">
      <style:text-properties officeooo:rsid="003a3dba"/>
    </style:style>
    <style:style style:name="T65" style:family="text">
      <style:text-properties officeooo:rsid="003bf393"/>
    </style:style>
    <style:style style:name="T66" style:family="text">
      <style:text-properties officeooo:rsid="003d9275"/>
    </style:style>
    <style:style style:name="T67" style:family="text">
      <style:text-properties officeooo:rsid="0040c215"/>
    </style:style>
    <style:style style:name="T68" style:family="text">
      <style:text-properties officeooo:rsid="004113ce"/>
    </style:style>
    <style:style style:name="T69" style:family="text">
      <style:text-properties fo:color="#000000" loext:opacity="100%" style:font-name="Times New Roman" fo:language="gl" fo:country="ES" fo:font-style="normal" style:text-underline-style="none" fo:font-weight="bold" style:font-style-asian="normal" style:font-weight-asian="bold" style:font-style-complex="normal" style:font-weight-complex="bold" style:text-scale="105%"/>
    </style:style>
    <style:style style:name="T70" style:family="text">
      <style:text-properties fo:color="#000000" loext:opacity="100%" style:font-name="Times New Roman" fo:language="gl" fo:country="ES" fo:font-style="normal" style:text-underline-style="solid" style:text-underline-type="double" style:text-underline-width="auto" style:text-underline-color="font-color" fo:font-weight="bold" style:font-style-asian="normal" style:font-weight-asian="bold" style:font-style-complex="normal" style:font-weight-complex="bold" style:text-scale="105%"/>
    </style:style>
    <style:style style:name="T71" style:family="text">
      <style:text-properties fo:color="#000000" loext:opacity="100%" style:font-name="Times New Roman" fo:letter-spacing="0.129cm" fo:language="gl" fo:country="ES" fo:font-style="normal" style:text-underline-style="none" fo:font-weight="bold" style:font-style-asian="normal" style:font-weight-asian="bold" style:font-style-complex="normal" style:font-weight-complex="bold" style:text-scale="105%"/>
    </style:style>
    <style:style style:name="T72" style:family="text">
      <style:text-properties fo:color="#000000" loext:opacity="100%" style:font-name="Times New Roman" fo:font-size="12pt" fo:language="gl" fo:country="ES" fo:font-style="normal" style:font-size-asian="12pt" style:font-style-asian="normal" style:font-size-complex="12pt" style:font-style-complex="normal"/>
    </style:style>
    <style:style style:name="T73" style:family="text">
      <style:text-properties fo:color="#000000" loext:opacity="100%" style:font-name="Times New Roman" fo:font-size="12pt" fo:language="gl" fo:country="ES" fo:font-style="normal" officeooo:rsid="004192b3" style:font-size-asian="12pt" style:font-style-asian="normal" style:font-size-complex="12pt" style:font-style-complex="normal"/>
    </style:style>
    <style:style style:name="T74" style:family="text">
      <style:text-properties fo:color="#000000" loext:opacity="100%" style:font-name="Times New Roman" fo:font-size="12pt" fo:language="gl" fo:country="ES" fo:font-style="normal" officeooo:rsid="004192b3" style:font-size-asian="12pt" style:font-style-asian="normal" style:font-size-complex="12pt" style:font-style-complex="normal"/>
    </style:style>
    <style:style style:name="T75" style:family="text">
      <style:text-properties officeooo:rsid="00416998"/>
    </style:style>
    <style:style style:name="T76" style:family="text">
      <style:text-properties fo:language="es" fo:country="ES" officeooo:rsid="00416998"/>
    </style:style>
    <style:style style:name="T77" style:family="text">
      <style:text-properties officeooo:rsid="004192b3"/>
    </style:style>
    <style:style style:name="T78" style:family="text">
      <style:text-properties fo:font-variant="normal" fo:text-transform="none" fo:color="#333333" loext:opacity="100%" style:font-name="robotoregular" fo:font-size="13.5pt" fo:letter-spacing="normal" fo:font-style="normal" fo:font-weight="normal"/>
    </style:style>
    <style:style style:name="T79" style:family="text">
      <style:text-properties fo:font-variant="normal" fo:text-transform="none" fo:color="#333333" loext:opacity="100%" style:font-name="Times New Roman" fo:font-size="13.5pt" fo:letter-spacing="normal" fo:font-style="normal" fo:font-weight="normal"/>
    </style:style>
    <style:style style:name="T80" style:family="text">
      <style:text-properties fo:font-variant="normal" fo:text-transform="none" fo:color="#333333" loext:opacity="100%" style:font-name="Times New Roman" fo:font-size="12pt" fo:letter-spacing="normal" fo:font-style="normal" fo:font-weight="normal"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9" text:outline-level="1"><text:span text:style-name="T69">* </text:span><text:span text:style-name="T70">ESTATUTOS DEL CLUB</text:span><text:span text:style-name="T71"> </text:span><text:span text:style-name="T69">*</text:span></text:h>
      <text:p text:style-name="P6"/>
      <text:p text:style-name="P7"><text:tab/>___________________________________________________________________</text:p>
      <text:p text:style-name="P5">(Nombre del Club)</text:p>
      <text:p text:style-name="P6"/>
      <text:h text:style-name="P75" text:outline-level="1">CAPITULO I:</text:h>
      <text:p text:style-name="P74">NORMAS GENERALES:</text:p>
      <text:p text:style-name="P73"/>
      <text:p text:style-name="P91"><text:span text:style-name="T12">Artículo 1º</text:span><text:span text:style-name="T15">.-</text:span><text:span text:style-name="T30"> </text:span><text:span text:style-name="T1">El</text:span><text:span text:style-name="T31"> </text:span><text:span text:style-name="T1">Club</text:span><text:span text:style-name="T18"> <text:tab/></text:span><text:span text:style-name="T1"> es una <text:s/>Asociación <text:s/>privada <text:s/>con <text:s/>personalidad <text:s/>jurídica <text:s/>y capacidad <text:s text:c="3"/>de obrar, <text:s text:c="2"/></text:span><text:span text:style-name="T32"><text:s/></text:span><text:span text:style-name="T1">integrada </text:span><text:span text:style-name="T33"><text:s/></text:span><text:span text:style-name="T1">por personas físicas o jurídicas, con personalidad jurídica propia y capacidad de obrar, con <text:s/>domicilio en la Comunidad Autónoma de Galicia, que tiene como objeto primordial el fomento y el impulso de la práctica continuada de una o varias modalidades deportivas, así como la participación en actividades y competiciones deportivas cualquier que sea su nivel y destinatario.</text:span><text:span text:style-name="T34"> </text:span></text:p>
      <text:p text:style-name="P6"/>
      <text:p text:style-name="P92"><text:span text:style-name="T12">Artículo 2º</text:span><text:span text:style-name="T15">.-</text:span><text:span text:style-name="T35"> </text:span><text:span text:style-name="T1">El</text:span><text:span text:style-name="T30"> </text:span><text:span text:style-name="T1">Club </text:span><text:span text:style-name="T18"><text:tab/></text:span><text:span text:style-name="T1"> practicará</text:span><text:span text:style-name="T30"> </text:span><text:span text:style-name="T1">como principal modalidad deportiva la </text:span><text:span text:style-name="T18"><text:tab/><text:tab/></text:span><text:span text:style-name="T1">de , y solicitará la ratificación de los Estatutos y la inscripción en el Registro de Entidades Deportivas de Galicia, de conformidad con la Ley </text:span><text:span text:style-name="T23">3/2012, de 2 de abril , del deporte de Galicia</text:span><text:span text:style-name="T1">.</text:span></text:p>
      <text:p text:style-name="P6"/>
      <text:p text:style-name="P47">El Club <text:span text:style-name="T50"><text:tab/><text:tab/></text:span> practicará asimismo las modalidades deportivas de <text:span text:style-name="T50"><text:tab/></text:span> <text:span text:style-name="T50"><text:tab/></text:span> y para tal fin funcionarán las secciones deportivas correspondientes, sin perjuicio de que la Asamblea General pueda acordar la creación de otras.</text:p>
      <text:p text:style-name="P9"/>
      <text:p text:style-name="P77"><text:span text:style-name="T12">Artículo 3º</text:span><text:span text:style-name="T15">.-</text:span><text:span text:style-name="T35"> El domicilio social del Club </text:span><text:span text:style-name="T36"><text:tab/></text:span></text:p>
      <text:p text:style-name="P76"><text:bookmark-start text:name="__DdeLink__10990_402664643"/><text:span text:style-name="T7">f</text:span><text:bookmark-end text:name="__DdeLink__10990_402664643"/><text:span text:style-name="T7">íxase en la calle</text:span><text:span text:style-name="T5"> </text:span><text:span text:style-name="T19"><text:tab/><text:tab/></text:span><text:span text:style-name="T5">, </text:span><text:span text:style-name="T1">nº </text:span><text:span text:style-name="T18"><text:tab/></text:span><text:span text:style-name="T2">,</text:span><text:span text:style-name="T18"> </text:span><text:span text:style-name="T2"><text:s/></text:span><text:span text:style-name="T1">C.P. </text:span><text:span text:style-name="T18"><text:tab/></text:span><text:span text:style-name="T2">,</text:span><text:span text:style-name="T7"> </text:span><text:span text:style-name="T1">población </text:span><text:span text:style-name="T18"><text:tab/><text:tab/></text:span><text:span text:style-name="T2">, </text:span><text:soft-page-break/><text:span text:style-name="T8">C</text:span><text:span text:style-name="T1"> </text:span><text:span text:style-name="T17">oncello de ,</text:span><text:span text:style-name="T2"> </text:span><text:span text:style-name="T18"><text:tab/><text:tab/><text:tab/></text:span><text:span text:style-name="T2"> </text:span><text:span text:style-name="T8">P</text:span><text:span text:style-name="T1">rovincia</text:span><text:span text:style-name="T48"> </text:span><text:span text:style-name="T1">de ..</text:span><text:span text:style-name="T18"> <text:tab/></text:span></text:p>
      <text:p text:style-name="P81"><text:span text:style-name="T9">T</text:span><text:span text:style-name="T8">eléfono </text:span><text:span text:style-name="T20"><text:tab/></text:span><text:span text:style-name="T8">, <text:s/></text:span><text:span text:style-name="T10">correo electrónico</text:span><text:span text:style-name="T8"> </text:span><text:span text:style-name="T20"><text:tab/> <text:tab/></text:span></text:p>
      <text:p text:style-name="P63"/>
      <text:p text:style-name="P82"><text:span text:style-name="T1">El Presidente cuando las circunstancias lo aconsejen, podrá ac</text:span><text:span text:style-name="T27">o</text:span><text:span text:style-name="T1">rda</text:span><text:span text:style-name="T23">r el</text:span><text:span text:style-name="T1"> cambio del domicilio social dentro de la misma localidad. Para el traslado del domicilio la otra localidad, que deberá ser siempre dentro del territorio de la Comunidad Autónoma de Galicia, será necesario el acuerdo mayoritario de la Asamblea General</text:span><text:span text:style-name="T38"> </text:span><text:span text:style-name="T1">Extraordinaria.</text:span></text:p>
      <text:p text:style-name="P72">En ambos casos, el traslado de domicilio social no implicará modificación estatutaria, y tendrá de ser notificado <text:span text:style-name="T63">a l</text:span><text:span text:style-name="T75">o</text:span>s socios, <text:span text:style-name="T63">y al</text:span> Registro de Entidades Deportivas de Galicia.</text:p>
      <text:p text:style-name="P71"/>
      <text:p text:style-name="P53">CAPITULO II</text:p>
      <text:p text:style-name="P65"/>
      <text:p text:style-name="P56">CLASES DE SOCIOS, ADMISIÓN, DERECHOS Y OBLIGACIONES</text:p>
      <text:p text:style-name="P23"/>
      <text:p text:style-name="P86"><text:span text:style-name="T12">Artículo 4º</text:span><text:span text:style-name="T1">.- El número de socios será ilimitado. La Asamblea General podrá suspender, no obstante, <text:s/>la admisión de nuevos socios cuando así lo exijan razones de aforo o capacidad física de las instalaciones. Los socios podrán ser de las siguientes clases: de número, honorarios, aspirantes y familiares.</text:span></text:p>
      <text:p text:style-name="P22"/>
      <text:p text:style-name="P96"><text:span text:style-name="T12">Artículo 5º</text:span><text:span text:style-name="T1">.- Son socios de número </text:span><text:span text:style-name="T23">todas </text:span><text:span text:style-name="T1">las personas mayores de edad, que satisfagan la cuota social establecida por la Asamblea General.</text:span></text:p>
      <text:p text:style-name="P22"/>
      <text:p text:style-name="P24">Los menores de 18 años, se clasificarán como socios aspirantes, teniendo derecho <text:span text:style-name="T63">al</text:span> uso de las instalaciones sociales mediante la cuota que se fije y pasarán automáticamente a ser socios de número <text:span text:style-name="T63">al</text:span> cumplir la mayoría de edad.</text:p>
      <text:p text:style-name="P142">Serán socios honorarios aquellas personas a las que la Asamblea General confiera esta distinción y tendrán un puesto de preferencia en los actos oficiales de la sociedad.</text:p>
      <text:p text:style-name="P142">Son socios familiares todas aquellas personas que dependan económicamente de un socio de número y convivan con <text:span text:style-name="T68">es</text:span>l en el mismo domicilio.</text:p>
      <text:p text:style-name="P36"><text:soft-page-break/><text:span text:style-name="T61">Artículo 6º</text:span><text:span text:style-name="T49">.-</text:span></text:p>
      <text:p text:style-name="P70"/>
      <text:p text:style-name="P37">1.- Los socios de número tendrán los siguientes derechos:</text:p>
      <text:p text:style-name="P23"/>
      <text:list text:style-name="WWNum6">
        <text:list-item>
          <text:list>
            <text:list-item>
              <text:list>
                <text:list-item>
                  <text:p text:style-name="P110"><text:span text:style-name="T1">Contribuir </text:span><text:span text:style-name="T23">al</text:span><text:span text:style-name="T1"> cumplimiento de los fines específicos de la</text:span><text:span text:style-name="T51"> </text:span><text:span text:style-name="T1">asociación.</text:span></text:p>
                </text:list-item>
                <text:list-item>
                  <text:p text:style-name="P110"><text:span text:style-name="T1">Exigir que la Asociación se ajuste </text:span><text:span text:style-name="T23">a l</text:span><text:span text:style-name="T27">o</text:span><text:span text:style-name="T1"> dispuesto en la normativa autonómica deportiva y a l</text:span><text:span text:style-name="T27">o</text:span><text:span text:style-name="T1"> establecido en </text:span><text:span text:style-name="T76">estos</text:span><text:span text:style-name="T43"> </text:span><text:span text:style-name="T1">Estatuto</text:span><text:span text:style-name="T24">s</text:span><text:span text:style-name="T1">.</text:span></text:p>
                </text:list-item>
                <text:list-item>
                  <text:p text:style-name="P110"><text:span text:style-name="T1">Separarse libremente de la Asociación</text:span><text:span text:style-name="T52"> </text:span><text:span text:style-name="T1">.</text:span></text:p>
                </text:list-item>
                <text:list-item>
                  <text:p text:style-name="P111"><text:span text:style-name="T1">Conoce</text:span><text:span text:style-name="T24">r </text:span><text:span text:style-name="T1">las actividades de la Asociación y examina</text:span><text:span text:style-name="T24">r </text:span><text:span text:style-name="T1">su documentación, previa petición razonada </text:span><text:span text:style-name="T24">al</text:span><text:span text:style-name="T48"> </text:span><text:span text:style-name="T1">Presidente.</text:span></text:p>
                </text:list-item>
                <text:list-item>
                  <text:p text:style-name="P110"><text:span text:style-name="T1">Exponer libremente sus opiniones en el seno de la</text:span><text:span text:style-name="T53"> </text:span><text:span text:style-name="T1">Asociación.</text:span></text:p>
                </text:list-item>
                <text:list-item>
                  <text:p text:style-name="P112"><text:span text:style-name="T1">Ser elector y elegible para los órganos de representación y gobierno de la Asociación, siempre que tenga plena capacidad de obrar.</text:span><text:span text:style-name="T37"> </text:span></text:p>
                </text:list-item>
              </text:list>
            </text:list-item>
          </text:list>
        </text:list-item>
      </text:list>
      <text:p text:style-name="P33"/>
      <text:p text:style-name="P33"/>
      <text:p text:style-name="P66">2.- Son obligaciones de los socios de número: <text:s/></text:p>
      <text:p text:style-name="P23"/>
      <text:list text:style-name="WWNum5">
        <text:list-item>
          <text:p text:style-name="P113"><text:span text:style-name="T1">Abona</text:span><text:span text:style-name="T24">r </text:span><text:span text:style-name="T1">las cuotas que exija la Asamblea</text:span><text:span text:style-name="T54"> </text:span><text:span text:style-name="T1">General.</text:span></text:p>
        </text:list-item>
        <text:list-item>
          <text:p text:style-name="P113"><text:span text:style-name="T1">Contribuir </text:span><text:span text:style-name="T24">al</text:span><text:span text:style-name="T1"> sostenimiento y difusión del deporte o modalidades</text:span><text:span text:style-name="T55"> </text:span><text:span text:style-name="T1">Deportivas.</text:span></text:p>
        </text:list-item>
        <text:list-item>
          <text:p text:style-name="P114"><text:span text:style-name="T1">Acatar cuantas disposiciones dicte la Asamblea General, la </text:span><text:span text:style-name="T27">J</text:span><text:span text:style-name="T1">unta Directiva o Presiden</text:span><text:span text:style-name="T24">cia</text:span><text:span text:style-name="T1">, para el buen gobierno de la</text:span><text:span text:style-name="T56"> </text:span><text:span text:style-name="T1">sociedad.</text:span></text:p>
        </text:list-item>
      </text:list>
      <text:p text:style-name="P22"/>
      <text:p text:style-name="P84"><text:span text:style-name="T15">3.- </text:span><text:span text:style-name="T1">Los socios aspirantes tendrán derecho a aprovecharse de los servi</text:span><text:span text:style-name="T27">cios</text:span><text:span text:style-name="T1"> e instalaciones sociales de la Asociación.</text:span></text:p>
      <text:p text:style-name="P22"/>
      <text:p text:style-name="P137"><text:span text:style-name="T15">4.- </text:span><text:span text:style-name="T1">Los familiares de los socios de número tendrán derecho a aprovecharse de aquellos servi</text:span><text:span text:style-name="T27">cios</text:span><text:span text:style-name="T1"> e instalaciones que se determinen, previo pago de la cuota</text:span><text:span text:style-name="T40"> </text:span><text:span text:style-name="T1">fijada.</text:span></text:p>
      <text:p text:style-name="P65"/>
      <text:p text:style-name="P65"/>
      <text:p text:style-name="P65"/>
      <text:p text:style-name="P84"><text:soft-page-break/><text:span text:style-name="T12">Artículo 7º</text:span><text:span text:style-name="T1">.- Para ser admitido como socio, en cualquiera de sus modalidades, será necesario:</text:span></text:p>
      <text:p text:style-name="P26"/>
      <text:list text:continue-numbering="true" text:style-name="WWNum5">
        <text:list-item>
          <text:list>
            <text:list-item>
              <text:p text:style-name="P118"><text:span text:style-name="T1">Te</text:span><text:span text:style-name="T27">ner</text:span><text:span text:style-name="T22"> </text:span><text:span text:style-name="T1">la edad señalada para cada una</text:span><text:span text:style-name="T43"> </text:span><text:span text:style-name="T1">de ellas.</text:span></text:p>
            </text:list-item>
          </text:list>
        </text:list-item>
      </text:list>
      <text:p text:style-name="P27"/>
      <text:list text:continue-numbering="true" text:style-name="WWNum5">
        <text:list-item>
          <text:list>
            <text:list-item>
              <text:p text:style-name="P119"><text:span text:style-name="T1">Solicitud por escrito dirigida </text:span><text:span text:style-name="T24">a la</text:span><text:span text:style-name="T54"> </text:span><text:span text:style-name="T1">Presiden</text:span><text:span text:style-name="T24">cia</text:span><text:span text:style-name="T1">.</text:span></text:p>
            </text:list-item>
          </text:list>
        </text:list-item>
      </text:list>
      <text:p text:style-name="P27"/>
      <text:list text:continue-numbering="true" text:style-name="WWNum5">
        <text:list-item>
          <text:list>
            <text:list-item>
              <text:p text:style-name="P119"><text:span text:style-name="T1">Satisface</text:span><text:span text:style-name="T22">r la cuota</text:span><text:span text:style-name="T1"> de ingreso</text:span><text:span text:style-name="T42"> </text:span><text:span text:style-name="T1">correspondiente.</text:span></text:p>
            </text:list-item>
          </text:list>
        </text:list-item>
      </text:list>
      <text:p text:style-name="P22"/>
      <text:p text:style-name="P85"><text:span text:style-name="T58">Artículo 8º</text:span>.- La condición de socio se pierde:</text:p>
      <text:list text:continue-numbering="true" text:style-name="WWNum5">
        <text:list-item>
          <text:list>
            <text:list-item>
              <text:p text:style-name="P120"><text:span text:style-name="T1">Por voluntad</text:span><text:span text:style-name="T57"> </text:span><text:span text:style-name="T1">propia.</text:span></text:p>
            </text:list-item>
          </text:list>
        </text:list-item>
      </text:list>
      <text:p text:style-name="P28"/>
      <text:list text:continue-numbering="true" text:style-name="WWNum5">
        <text:list-item>
          <text:list>
            <text:list-item>
              <text:p text:style-name="P122"><text:span text:style-name="T1">Por falta de pago de las cuotas sociales durante tres meses consecutivos, previo requerimiento de pago, y consecuente Resolución d</text:span><text:span text:style-name="T27">e </text:span><text:span text:style-name="T24">la</text:span><text:span text:style-name="T51"> </text:span><text:span text:style-name="T1">Presiden</text:span><text:span text:style-name="T24">cia</text:span><text:span text:style-name="T1">.</text:span></text:p>
            </text:list-item>
          </text:list>
        </text:list-item>
      </text:list>
      <text:p text:style-name="P27"/>
      <text:list text:continue-numbering="true" text:style-name="WWNum5">
        <text:list-item>
          <text:list>
            <text:list-item>
              <text:p text:style-name="P123"><text:span text:style-name="T1">Por acuerdo d</text:span><text:span text:style-name="T27">e </text:span><text:span text:style-name="T24">la</text:span><text:span text:style-name="T1"> presiden</text:span><text:span text:style-name="T24">cia</text:span><text:span text:style-name="T1"> en su caso, fundado en faltas de carácter grave, previa audiencia d</text:span><text:span text:style-name="T24">a persona</text:span><text:span text:style-name="T1"> interesad</text:span><text:span text:style-name="T24">a,</text:span><text:span text:style-name="T1"> que habrá de ser ratificado en la primera asamblea general que se</text:span><text:span text:style-name="T56"> </text:span><text:span text:style-name="T1">celebre.</text:span></text:p>
            </text:list-item>
          </text:list>
        </text:list-item>
      </text:list>
      <text:p text:style-name="P26"/>
      <text:list text:continue-numbering="true" text:style-name="WWNum5">
        <text:list-item>
          <text:list>
            <text:list-item>
              <text:p text:style-name="P121"><text:span text:style-name="T1">Por cualquier otra causa establecida en la legislación</text:span><text:span text:style-name="T53"> </text:span><text:span text:style-name="T1">vigente.</text:span></text:p>
            </text:list-item>
          </text:list>
        </text:list-item>
      </text:list>
      <text:p text:style-name="P55"/>
      <text:p text:style-name="P55"/>
      <text:p text:style-name="P55">CAPITULO III</text:p>
      <text:p text:style-name="P54">ÓRGANOS DE REPRESENTACIÓN Y GOBIERNO</text:p>
      <text:p text:style-name="P29"/>
      <text:p text:style-name="P100"><text:span text:style-name="T11">Artículo 9º</text:span><text:span text:style-name="T3">.</text:span><text:span text:style-name="T4">-</text:span></text:p>
      <text:p text:style-name="P23"/>
      <text:p text:style-name="P30">Son Órganos de representación y gobierno del Club, la Asamblea General y la Presiden<text:span text:style-name="T64">cia</text:span>.</text:p>
      <text:p text:style-name="P25"/>
      <text:p text:style-name="P25"/>
      <text:p text:style-name="P25"/>
      <text:p text:style-name="P83"><text:soft-page-break/><text:span text:style-name="T12">Artículo 10º</text:span><text:span text:style-name="T3">.</text:span><text:span text:style-name="T4">-</text:span></text:p>
      <text:p text:style-name="P23"/>
      <text:p text:style-name="P34"><text:span text:style-name="T64">La</text:span> Presiden<text:span text:style-name="T64">cia</text:span> es el órgano ejecutivo del Club, posee la representación legal, convoca y preside los órganos de representación y gobierno ejecutando los acuerdos de estos.</text:p>
      <text:p text:style-name="P22"/>
      <text:p text:style-name="P35">El cargo de Presidente es a título gratuito y carente de interés en los resultados económicos de la explotación, por sí mismo o a través de persona interpuesta.</text:p>
      <text:p text:style-name="P22"/>
      <text:p text:style-name="P35">Será elegido mediante sufragio libre, directo, igual y secreto por y entre los miembros de la Asamblea General, cada 4 años.</text:p>
      <text:p text:style-name="P25"/>
      <text:p text:style-name="P83"><text:span text:style-name="T12">Artículo 11º</text:span><text:span text:style-name="T3">.</text:span><text:span text:style-name="T4">-</text:span></text:p>
      <text:p text:style-name="P23"/>
      <text:p text:style-name="P38">El Presidente cesará por:</text:p>
      <text:list text:style-name="WWNum4">
        <text:list-item>
          <text:p text:style-name="P126"><text:span text:style-name="T1">Transcurr</text:span><text:span text:style-name="T27">i</text:span><text:span text:style-name="T24">r </text:span><text:span text:style-name="T1">el plazo por </text:span><text:span text:style-name="T27">el</text:span><text:span text:style-name="T1"> que fue</text:span><text:span text:style-name="T43"> </text:span><text:span text:style-name="T1">elegido.</text:span></text:p>
        </text:list-item>
        <text:list-item>
          <text:p text:style-name="P134">Dimisión.</text:p>
        </text:list-item>
        <text:list-item>
          <text:p text:style-name="P135">Fallecimiento o incapacidad física o psíquica para continuar en el ejercicio de su cargo.</text:p>
        </text:list-item>
        <text:list-item>
          <text:p text:style-name="P127"><text:span text:style-name="T1">Aprobación de una moción de censura por la Asamblea</text:span><text:span text:style-name="T53"> </text:span><text:span text:style-name="T1">General.</text:span></text:p>
        </text:list-item>
        <text:list-item>
          <text:p text:style-name="P128"><text:span text:style-name="T1">Inhabilitación por sentencia judicial firme o sanción</text:span><text:span text:style-name="T34"> </text:span><text:span text:style-name="T1">deportiva.</text:span></text:p>
        </text:list-item>
      </text:list>
      <text:p text:style-name="P25"/>
      <text:p text:style-name="P101"><text:span text:style-name="T11">Artículo 12º</text:span><text:span text:style-name="T3">.</text:span><text:span text:style-name="T4">-</text:span></text:p>
      <text:p text:style-name="P32">1.- Como órgano complementario de los de gobierno y representación podrá haber una junta directiva que actuará como órgano colegiado de gestión del Club, y ejercerá las funciones que este estatuto le confiere.</text:p>
      <text:p text:style-name="P22"/>
      <text:p text:style-name="P31">2.- Los miembros de la <text:span text:style-name="T75">J</text:span>unta Directiva serán designados y revocados libremente po<text:span text:style-name="T75">r </text:span><text:span text:style-name="T64">la </text:span>presiden<text:span text:style-name="T64">cia</text:span>, debiendo dar cuenta de <text:span text:style-name="T75">ello</text:span> en la primera Asamblea General que se celebre. De la misma formará parte un secretario y un tesorero. <text:span text:style-name="T64">Todos </text:span>los cargos serán gratuitos y carecen de interés en los resultados económicos del club por sí mismos o persona interpuesta.</text:p>
      <text:p text:style-name="P50"/>
      <text:p text:style-name="P10"/>
      <text:p text:style-name="P61"/>
      <text:p text:style-name="P93"><text:soft-page-break/><text:span text:style-name="T12">Artículo 13º</text:span><text:span text:style-name="T3">.</text:span><text:span text:style-name="T4">-</text:span></text:p>
      <text:p text:style-name="P8"/>
      <text:p text:style-name="P16">1.- La Xunta Directiva quedará válidamente constituida en primera convocatoria cuando concurran a ella la mayoría de sus miembros. En segunda convocatoria será suficiente <text:span text:style-name="T75">l</text:span>a concurrencia, <text:span text:style-name="T75">al</text:span> menos, de tres de sus miembros, y, en todo caso d<text:span text:style-name="T75">e </text:span><text:span text:style-name="T64">la</text:span> Presiden<text:span text:style-name="T64">cia</text:span>.</text:p>
      <text:p text:style-name="P16"/>
      <text:p text:style-name="P17">2.- La <text:span text:style-name="T75">J</text:span>unta Directiva se convocará po<text:span text:style-name="T75">r </text:span><text:span text:style-name="T64">la</text:span> Presiden<text:span text:style-name="T64">cia,</text:span> con dos días de antelación como mínimo, a la fecha de celebración.</text:p>
      <text:p text:style-name="P95"><text:span text:style-name="T17">La </text:span><text:span text:style-name="T27">J</text:span><text:span text:style-name="T17">unta </text:span><text:span text:style-name="T1">Directiva quedará también válidamente constituida, cuando estén presentes </text:span><text:span text:style-name="T24">todos </text:span><text:span text:style-name="T1">sus miembros, aunque no ha</text:span><text:span text:style-name="T27">ya</text:span><text:span text:style-name="T1"> mediado convocatoria previa.</text:span></text:p>
      <text:p text:style-name="P17"/>
      <text:p text:style-name="P17">3.- En especial corresponde a la <text:span text:style-name="T75">J</text:span>unta Directiva:</text:p>
      <text:list text:style-name="WWNum3">
        <text:list-item>
          <text:p text:style-name="P124"><text:span text:style-name="T1">Dirigir la gestión del Club, vela</text:span><text:span text:style-name="T24">n</text:span><text:span text:style-name="T1">d</text:span><text:span text:style-name="T27">o</text:span><text:span text:style-name="T1"> por el cumplimiento de su objeto</text:span><text:span text:style-name="T47"> </text:span><text:span text:style-name="T1">social.</text:span></text:p>
        </text:list-item>
        <text:list-item>
          <text:p text:style-name="P136">Formular el inventario, memoria y presupuesto anual, que se someterá la aprobación de la Asamblea.</text:p>
        </text:list-item>
        <text:list-item>
          <text:p text:style-name="P125"><text:span text:style-name="T1">Aplicar </text:span><text:span text:style-name="T24">todas </text:span><text:span text:style-name="T1">las medidas deportivas, económicas y administrativas precisas para el fomento y desarrollo del deporte dentro del</text:span><text:span text:style-name="T42"> </text:span><text:span text:style-name="T1">Club.</text:span></text:p>
        </text:list-item>
      </text:list>
      <text:p text:style-name="P6"/>
      <text:p text:style-name="P94"><text:span text:style-name="T12">Artículo 14</text:span><text:span text:style-name="T13">º</text:span><text:span text:style-name="T3">.</text:span><text:span text:style-name="T4">-</text:span></text:p>
      <text:p text:style-name="P69"/>
      <text:p text:style-name="P18">El Secretario de la <text:span text:style-name="T75">J</text:span>unta Directiva cuidará del archivo de la documentación, redactará cuantos documentos afecten a la marcha administrativa de la Asociación y llevará el Libro de registro de socios y el Libro de Actas.</text:p>
      <text:p text:style-name="P11"/>
      <text:p text:style-name="P98"><text:span text:style-name="T11">Artículo 15</text:span><text:span text:style-name="T14">º</text:span><text:span text:style-name="T4">.-</text:span></text:p>
      <text:p text:style-name="P68"/>
      <text:p text:style-name="P13">1.- El Tesorero de la <text:span text:style-name="T75">J</text:span>unta Directiva será el depositario de la Asociación, firmará los recibos, autorizará los pagos y llevará los Libros de Contabilidad.</text:p>
      <text:p text:style-name="P6"/>
      <text:p text:style-name="P14">2.- Será deber del Tesorero formalizar, durante <text:span text:style-name="T75">el</text:span> primer mes de cada año, un balance de situación y las cuentas de ingresos y gastos, que se pondrán en conocimiento de todos los asociados.</text:p>
      <text:p text:style-name="P87"><text:soft-page-break/><text:span text:style-name="T12">Artículo 16º</text:span><text:span text:style-name="T3">.</text:span><text:span text:style-name="T4">-</text:span></text:p>
      <text:p text:style-name="P67"/>
      <text:p text:style-name="P19">1.- La Asamblea General es el órgano supremo del gobierno del Club y estará integrada por <text:span text:style-name="T64">todos </text:span>sus socios de número.</text:p>
      <text:p text:style-name="P6"/>
      <text:p text:style-name="P143">2.- Las Asambleas Generales, tanto <text:span text:style-name="T75">O</text:span>rdinarias c<text:span text:style-name="T75">o</text:span>mo Extraordinarias, quedarán válidamente constituidas en primera convocatoria cuando concurran a ella la mayoría de sus asociados. En segunda y última convocatoria, media hora más tarde, quedará constituida cualquier<text:span text:style-name="T75">a</text:span> que sea el número de miembros presentes. Entre la fecha de convocatoria y el día señalado para su celebración tendrán de mediar, como mínimo, diez días naturales y no podrá<text:span text:style-name="T64">n</text:span> transcurrir más de veinte .</text:p>
      <text:p text:style-name="P11"/>
      <text:p text:style-name="P99"><text:span text:style-name="T11">Artículo 17º</text:span><text:span text:style-name="T3">.</text:span><text:span text:style-name="T6">-</text:span></text:p>
      <text:p text:style-name="P67"/>
      <text:p text:style-name="P39">La Asamblea General se convocará po<text:span text:style-name="T75">r </text:span><text:span text:style-name="T64">la</text:span> Presiden<text:span text:style-name="T64">cia</text:span> a iniciativa propia o del <text:span text:style-name="T64">veinticinco</text:span> por ciento, <text:span text:style-name="T64">al</text:span> menos, de los socios de número.</text:p>
      <text:p text:style-name="P6"/>
      <text:p text:style-name="P138"><text:span text:style-name="T1">1.- La Asamblea General se reunirá con carácter ordinario, previa convocatoria del Presidente, </text:span><text:span text:style-name="T27">al</text:span><text:span text:style-name="T24"> menos</text:span><text:span text:style-name="T1"> una vez al año para tratar las siguientes</text:span><text:span text:style-name="T41"> </text:span><text:span text:style-name="T1">cuestiones:</text:span></text:p>
      <text:p text:style-name="P6"/>
      <text:list text:style-name="WWNum2">
        <text:list-item>
          <text:p text:style-name="P115"><text:span text:style-name="T1">Memoria, liquidación del presupuesto, balance del ejercicio, rendición de cuentas y aprobación si procede.</text:span><text:span text:style-name="T57"> </text:span></text:p>
        </text:list-item>
        <text:list-item>
          <text:p text:style-name="P116"><text:span text:style-name="T26">Presupuesto</text:span><text:span text:style-name="T1"> para </text:span><text:span text:style-name="T27">el</text:span><text:span text:style-name="T1"> siguiente</text:span><text:span text:style-name="T54"> </text:span><text:span text:style-name="T1">ejercicio.</text:span></text:p>
        </text:list-item>
        <text:list-item>
          <text:p text:style-name="P117"><text:span text:style-name="T1">Proyecto y propuestas d</text:span><text:span text:style-name="T27">e </text:span><text:span text:style-name="T24">la</text:span><text:span text:style-name="T1"> Presiden</text:span><text:span text:style-name="T24">cia</text:span><text:span text:style-name="T1"> o de la </text:span><text:span text:style-name="T27">J</text:span><text:span text:style-name="T1">unta</text:span><text:span text:style-name="T34"> </text:span><text:span text:style-name="T1">Directiva.</text:span></text:p>
        </text:list-item>
        <text:list-item>
          <text:p text:style-name="P117"><text:span text:style-name="T1">Proposiciones que formulen los socios y que tendrán de ir firmadas </text:span><text:span text:style-name="T27">al</text:span><text:span text:style-name="T24"> menos,</text:span><text:span text:style-name="T1"> por el cinco por ciento de los</text:span><text:span text:style-name="T57"> </text:span><text:span text:style-name="T1">mismos.</text:span></text:p>
        </text:list-item>
      </text:list>
      <text:p text:style-name="P6"/>
      <text:p text:style-name="P20">2.- Tendrá <text:span text:style-name="T64">que</text:span> celebrar<text:span text:style-name="T75">se </text:span>Asamblea General extraordinaria para la modificación de Estatutos, elección d<text:span text:style-name="T75">e </text:span><text:span text:style-name="T64">la</text:span> Presiden<text:span text:style-name="T64">cia</text:span>, toma de dinero a préstamo, emisión de títulos representativos de deuda o de parte alícuota patrimonial, <text:span text:style-name="T62">enajenación</text:span> de bienes inmuebles y fijación de cuotas de los socios, y cualquier otro acuerdo previsto en estos estatutos o que se estime oportuno po<text:span text:style-name="T75">r </text:span><text:span text:style-name="T65">la</text:span> Presiden<text:span text:style-name="T65">cia</text:span> o proceda legalmente.</text:p>
      <text:p text:style-name="P12"/>
      <text:p text:style-name="P12"><text:soft-page-break/></text:p>
      <text:p text:style-name="P102"><text:span text:style-name="T11">Artículo 18º</text:span><text:span text:style-name="T3">.</text:span><text:span text:style-name="T4">-</text:span></text:p>
      <text:p text:style-name="P8"/>
      <text:p text:style-name="P97"><text:span text:style-name="T1">Los acuerdos de la Asamblea General se adoptarán por mayoría simple de los presentes, </text:span><text:span text:style-name="T22">requiriéndose</text:span><text:span text:style-name="T1"> una mayoría cualificada y un </text:span><text:span text:style-name="T25">quórum</text:span><text:span text:style-name="T1"> determinado de asistencia para aquellos asuntos que establezcan los estatutos. Serán vinculantes y de obligado cumplimiento y tendrán fuerza ejecutiva a partir de la fecha de su adopción, sin perjuicio, por razón de la materia, de la posibilidad de su impugnación ante los órganos competentes y de la Federación Gallega Deportiva de la modalidad o ante el Comité Gallego de Justicia</text:span><text:span text:style-name="T42"> </text:span><text:span text:style-name="T1">Deportiva.</text:span></text:p>
      <text:p text:style-name="P12"/>
      <text:p text:style-name="P12"/>
      <text:p text:style-name="P51">CAPITULO IV</text:p>
      <text:p text:style-name="P59">RÉGIMEN DOCUMENTAL</text:p>
      <text:p text:style-name="P63"/>
      <text:p text:style-name="P103"><text:span text:style-name="T11">Artículo 19º</text:span><text:span text:style-name="T3">.</text:span><text:span text:style-name="T4">-</text:span></text:p>
      <text:p text:style-name="P8"/>
      <text:p text:style-name="P39">El régimen documental del Club, constará de los siguientes libros: Registro de Socios, de Actas y Contables.</text:p>
      <text:p text:style-name="P12"/>
      <text:p text:style-name="P104"><text:span text:style-name="T11">Artículo 20º</text:span><text:span text:style-name="T3">.</text:span><text:span text:style-name="T4">-</text:span></text:p>
      <text:p text:style-name="P8"/>
      <text:p text:style-name="P89"><text:span text:style-name="T1">No libro de Registro de Socios, tendrán de consta</text:span><text:span text:style-name="T25">r </text:span><text:span text:style-name="T1">los nombres y apellidos de los socios de número, su Documento Nacional de Identidad y, en su caso, los cargos de representación, gobierno y administración que ejerzan en el Club. También se han especifica</text:span><text:span text:style-name="T25">r </text:span><text:span text:style-name="T1">las fechas de altas y bajas, y las de toma de posesión y cese en los cargos</text:span><text:span text:style-name="T43"> </text:span><text:span text:style-name="T1">aludidos.</text:span></text:p>
      <text:p text:style-name="P12"/>
      <text:p text:style-name="P104"><text:span text:style-name="T11">Artículo 21º</text:span><text:span text:style-name="T3">.</text:span><text:span text:style-name="T4">-</text:span></text:p>
      <text:p text:style-name="P8"/>
      <text:p text:style-name="P89"><text:span text:style-name="T27">En el</text:span><text:span text:style-name="T1"> libro de Actas, se consignarán las reuniones que celebre la Asamblea General y la </text:span><text:span text:style-name="T27">J</text:span><text:span text:style-name="T1">unta <text:s/>Directiva, con expresión de la fecha, asistentes, asuntos tratados y acuerdos adoptados. Los Actas tendrán </text:span><text:span text:style-name="T25">que</text:span><text:span text:style-name="T1"> estar firmadas, en todo caso, por el Presidente y el</text:span><text:span text:style-name="T34"> </text:span><text:span text:style-name="T1">Secretario.</text:span></text:p>
      <text:p text:style-name="P6"><text:soft-page-break/></text:p>
      <text:p text:style-name="P6"/>
      <text:p text:style-name="P87"><text:span text:style-name="T12">Artículo 22º</text:span><text:span text:style-name="T3">.</text:span><text:span text:style-name="T4">-</text:span></text:p>
      <text:p text:style-name="P67"/>
      <text:p text:style-name="P16">En los Libros de Contabilidad figurarán tanto el patrimonio como los derechos y obligaciones, e ingresos y gastos del Club, debi<text:span text:style-name="T75">e</text:span>ndo precisa<text:span text:style-name="T65">r</text:span><text:span text:style-name="T75">se</text:span><text:span text:style-name="T65"> </text:span><text:span text:style-name="T75">el</text:span> origen de aquellos y la inversión o destino de est<text:span text:style-name="T75">os</text:span>.</text:p>
      <text:p text:style-name="P16"/>
      <text:p text:style-name="P52">CAPITULO V</text:p>
      <text:p text:style-name="P52"/>
      <text:p text:style-name="P57">RÉGIMEN DISCIPLINARIO</text:p>
      <text:p text:style-name="P15"/>
      <text:p text:style-name="P107"><text:span text:style-name="T11">Artículo 23º</text:span><text:span text:style-name="T3">.</text:span><text:span text:style-name="T4">-</text:span></text:p>
      <text:p text:style-name="P67"/>
      <text:p text:style-name="P42">Los órganos y socios del Club estarán sometidos <text:span text:style-name="T65">al</text:span> reglamento disciplinario del Club y a l<text:span text:style-name="T75">o</text:span> dispuesto en el Título VII de la Ley 3/2012, del Deporte de Galicia, y su normativa de desarrollo. <text:s/></text:p>
      <text:p text:style-name="P11"/>
      <text:p text:style-name="P107"><text:span text:style-name="T11">Artículo 24º</text:span><text:span text:style-name="T3">.</text:span><text:span text:style-name="T4">-</text:span></text:p>
      <text:p text:style-name="P68"/>
      <text:p text:style-name="P44">Asimismo <text:span text:style-name="T65">la</text:span> Presiden<text:span text:style-name="T65">cia</text:span> y los miembros de la <text:span text:style-name="T75">J</text:span>unta Directiva responderán frente los socios, el Club o terceros de los perjuicios que ocasionar por culpa o negligencia grave, de conformidad con la reglamentación propia del Club y el Ordenamiento Jurídico vigente.</text:p>
      <text:p text:style-name="P6"/>
      <text:p text:style-name="P60"/>
      <text:p text:style-name="P48"><text:span text:style-name="T59">CAPITULO V</text:span><text:span text:style-name="T60">I</text:span></text:p>
      <text:p text:style-name="P6"/>
      <text:p text:style-name="P58">RÉGIMEN ECONÓMICO-FINANCIERO Y PATRIMONIAL. <text:s/></text:p>
      <text:p text:style-name="P62"/>
      <text:p text:style-name="P108"><text:span text:style-name="T11">Artículo 25º</text:span><text:span text:style-name="T3">.</text:span><text:span text:style-name="T4">-</text:span></text:p>
      <text:p text:style-name="P67"/>
      <text:list text:style-name="WWNum1">
        <text:list-item>
          <text:p text:style-name="P129"><text:span text:style-name="T1">No momento de la creación del Club deportivo, el patrimonio fundacional</text:span><text:span text:style-name="T51"> </text:span><text:span text:style-name="T1">es:</text:span><text:span text:style-name="T18"> <text:tab/></text:span></text:p>
        </text:list-item>
      </text:list>
      <text:p text:style-name="P78"><text:soft-page-break/><text:span text:style-name="T18"><text:s/><text:tab/></text:span><text:span text:style-name="T1">, y dispone de las siguientes instalaciones y locales</text:span><text:span text:style-name="T40"> </text:span><text:span text:style-name="T1">propios:</text:span></text:p>
      <text:p text:style-name="P6">_________________________________________________________________________________ _________________________________________________________________________________ _________________________________________________________________________________ </text:p>
      <text:list text:continue-numbering="true" text:style-name="WWNum1">
        <text:list-item>
          <text:p text:style-name="P130"><text:span text:style-name="T27">En el</text:span><text:span text:style-name="T1"> futuro el patrimonio del Club estará integrado</text:span><text:span text:style-name="T34"> </text:span><text:span text:style-name="T1">por:</text:span></text:p>
        </text:list-item>
      </text:list>
      <text:p text:style-name="P6"/>
      <text:list text:continue-numbering="true" text:style-name="WWNum1">
        <text:list-item>
          <text:list>
            <text:list-item>
              <text:p text:style-name="P131"><text:span text:style-name="T1">Las </text:span><text:span text:style-name="T22">aportaciones</text:span><text:span text:style-name="T1"> económicas de los socios, que apruebe la Asamblea</text:span><text:span text:style-name="T51"> </text:span><text:span text:style-name="T1">General.</text:span></text:p>
            </text:list-item>
            <text:list-item>
              <text:p text:style-name="P132"><text:span text:style-name="T1">Las donaciones y subvenciones que</text:span><text:span text:style-name="T43"> </text:span><text:span text:style-name="T1">reciba.</text:span></text:p>
            </text:list-item>
            <text:list-item>
              <text:p text:style-name="P133"><text:span text:style-name="T1">Los resultados económicos que puede producir las manifestaciones físico-deportivas que organice la entidad.</text:span><text:span text:style-name="T57"> </text:span></text:p>
            </text:list-item>
            <text:list-item>
              <text:p text:style-name="P132"><text:span text:style-name="T1">Las rentas, frutos e intereses de su</text:span><text:span text:style-name="T38"> </text:span><text:span text:style-name="T1">patrimonio.</text:span></text:p>
            </text:list-item>
          </text:list>
        </text:list-item>
      </text:list>
      <text:p text:style-name="P6"/>
      <text:p text:style-name="P43">Queda expresamente excluido como fin del Club el ánimo de lucro. <text:span text:style-name="T65">La totalidad</text:span> d<text:span text:style-name="T75">e </text:span><text:span text:style-name="T65">sus</text:span> ingresos y beneficios se aplicarán <text:span text:style-name="T65">al</text:span> cumplimiento de sus fines sociales.</text:p>
      <text:p text:style-name="P11"/>
      <text:p text:style-name="P107"><text:span text:style-name="T11">Artículo 26º</text:span><text:span text:style-name="T3">.</text:span><text:span text:style-name="T4">-</text:span></text:p>
      <text:p text:style-name="P67"/>
      <text:p text:style-name="P45">El Club podrá grabar y enajenar bienes, muebles e inmuebles, tomar dinero a préstamo y emitir títulos transmisibles representativos de deuda o parte alícuota patrimonial, siempre que cumpla los siguientes requisitos:</text:p>
      <text:p text:style-name="P79"><text:span text:style-name="T1">1.-<text:tab/>Que se autoricen ta</text:span><text:span text:style-name="T27">les</text:span><text:span text:style-name="T1"> operaciones por mayoría de dos te</text:span><text:span text:style-name="T27">rcios</text:span><text:span text:style-name="T1"> de los socios</text:span><text:span text:style-name="T44"> </text:span><text:span text:style-name="T1">presentes o representados en la Asamblea </text:span><text:span text:style-name="T28">General Extraordinaria.</text:span></text:p>
      <text:p text:style-name="P10"/>
      <text:p text:style-name="P80"><text:span text:style-name="T1">2.-<text:tab/>Que</text:span><text:span text:style-name="T44"> </text:span><text:span text:style-name="T1">di</text:span><text:span text:style-name="T27">chos</text:span><text:span text:style-name="T45"> </text:span><text:span text:style-name="T1">actos</text:span><text:span text:style-name="T45"> </text:span><text:span text:style-name="T1">no</text:span><text:span text:style-name="T39"> </text:span><text:span text:style-name="T1">comprometan</text:span><text:span text:style-name="T45"> </text:span><text:span text:style-name="T1">de modo irreversible</text:span><text:span text:style-name="T44"> </text:span><text:span text:style-name="T1">el</text:span><text:span text:style-name="T45"> </text:span><text:span text:style-name="T1">patrimonio</text:span><text:span text:style-name="T45"> </text:span><text:span text:style-name="T1">de la</text:span><text:span text:style-name="T45"> </text:span><text:span text:style-name="T1">Entidad o la actividad físico-deportiva que constituya su objeto social. Para la adecuada justificación de este extremo </text:span><text:span text:style-name="T27">se podrá</text:span><text:span text:style-name="T1"> exigir, siempre que lo soliciten como mínimo el cinco por ciento de los socios de número, el oportuno dictamen económico- actuarial.</text:span></text:p>
      <text:p text:style-name="P139"><text:span text:style-name="T1">3.-Cuando se trate de grabar o enajenar bienes, muebles e inmuebles que h</text:span><text:span text:style-name="T27">ubiesen </text:span><text:span text:style-name="T1">sido</text:span><text:span text:style-name="T46"> </text:span><text:span text:style-name="T1">financiados en todo o parte, con Fondos Públicos de la Comunidad Autónoma será preceptiva la autorización previa del órgano competente de la Xunta de Galicia.</text:span><text:span text:style-name="T47"> </text:span></text:p>
      <text:p text:style-name="P7"><text:soft-page-break/></text:p>
      <text:p text:style-name="P105"><text:span text:style-name="T11">Artículo 27º</text:span><text:span text:style-name="T3">.</text:span><text:span text:style-name="T4">-</text:span></text:p>
      <text:p text:style-name="P68"/>
      <text:p text:style-name="P39">El Club podrá emitir títulos de deuda o de parte alícuota patrimonial, que serán nominativos.</text:p>
      <text:p text:style-name="P41">Los títulos se inscribirán en un libro que llevará <text:span text:style-name="T65">al efecto</text:span> el Club, en el que se anotarán las sucesivas transferencias.</text:p>
      <text:p text:style-name="P88"><text:span text:style-name="T1">En</text:span><text:span text:style-name="T21"> </text:span><text:span text:style-name="T29">todos</text:span><text:span text:style-name="T1"> los títulos constará el valor nominal, la fecha de emisión, y, en su caso, el interés y plazo de amortización.</text:span><text:span text:style-name="T48"> </text:span></text:p>
      <text:p text:style-name="P12"/>
      <text:p text:style-name="P104"><text:span text:style-name="T11">Artículo 28º</text:span><text:span text:style-name="T3">.</text:span><text:span text:style-name="T4">-</text:span></text:p>
      <text:p text:style-name="P68"/>
      <text:p text:style-name="P39">Los títulos de deuda solo podr<text:span text:style-name="T77">á</text:span>n suscribir<text:span text:style-name="T77">se</text:span> por los asociados, y su posesión no conferirá derecho <text:s/>especial <text:span text:style-name="T66">a l</text:span><text:span text:style-name="T77">o</text:span>s socios, excepto la percepción de los intereses establecidos conforme a la legislación vigente.</text:p>
      <text:p text:style-name="P6"/>
      <text:p text:style-name="P106"><text:span text:style-name="T11">Artículo 29º</text:span><text:span text:style-name="T3">.</text:span><text:span text:style-name="T4">-</text:span></text:p>
      <text:p text:style-name="P146"><text:span text:style-name="T72">Los títulos de parte alícuota patrimonial </text:span><text:span text:style-name="T73">han de ser, </text:span><text:span text:style-name="T80">al mismo tiempo</text:span> <text:span text:style-name="T73">,</text:span><text:span text:style-name="T72"> suscritos por los asociados. En ningún caso estos títulos darán derecho a la percepción de dividendos o beneficios.</text:span></text:p>
      <text:p text:style-name="P11"/>
      <text:p text:style-name="P106"><text:span text:style-name="T11">Artículo 30º</text:span><text:span text:style-name="T3">.</text:span><text:span text:style-name="T4">-</text:span></text:p>
      <text:p text:style-name="P40">Los títulos de deuda y parte alícuota patrimonial serán transferidos únicamente entre los que tengan la condición de socios.</text:p>
      <text:p text:style-name="P6"/>
      <text:p text:style-name="P49">CAPITULO VI<text:span text:style-name="T66">I</text:span></text:p>
      <text:p text:style-name="P62"/>
      <text:p text:style-name="P59">REFORMA DE L<text:span text:style-name="T77">OS</text:span> ESTATUTOS Y DISOLUCIÓN DEL CLUB</text:p>
      <text:p text:style-name="P64"/>
      <text:p text:style-name="P106"><text:span text:style-name="T11">Artículo 31º</text:span><text:span text:style-name="T3">.</text:span><text:span text:style-name="T4">-</text:span></text:p>
      <text:p text:style-name="P140"><text:span text:style-name="T1">Los presentes Estatutos solo podrán modificar</text:span><text:span text:style-name="T29">se</text:span><text:span text:style-name="T1">, reformar</text:span><text:span text:style-name="T29">se</text:span><text:span text:style-name="T1"> o derogar</text:span><text:span text:style-name="T29">se</text:span><text:span text:style-name="T1">, por acuerdo de la Asamblea General Extraordinaria convocada </text:span><text:span text:style-name="T29">al</text:span><text:span text:style-name="T1"> efecto, mediante votación favorable de los dos </text:span><text:span text:style-name="T16">tercios</text:span><text:span text:style-name="T1"> de los socios de número asistentes.</text:span></text:p>
      <text:p text:style-name="P41"><text:soft-page-break/>La reforma de estos estatutos seguirá, con <text:span text:style-name="T66">respe</text:span><text:span text:style-name="T77">c</text:span><text:span text:style-name="T66">to al</text:span> Registro Entidades Deportivas de Galicia, los mismos trámites administrativos que para su inscripción.</text:p>
      <text:p text:style-name="P6"/>
      <text:p text:style-name="P90"><text:span text:style-name="T12">Artículo 32º</text:span><text:span text:style-name="T3">.</text:span><text:span text:style-name="T4">-</text:span></text:p>
      <text:p text:style-name="P67"/>
      <text:p text:style-name="P46">El Club se extinguirá o se disolverá:</text:p>
      <text:p text:style-name="P144">a) <text:span text:style-name="T66">P</text:span>or acuerdo de los dos te<text:span text:style-name="T77">rcios</text:span> de los socios en Asamblea General Extraordinaria, convocada <text:span text:style-name="T66">al efecto.</text:span> </text:p>
      <text:p text:style-name="P21">b) <text:span text:style-name="T66">P</text:span>or sentencia judicial. </text:p>
      <text:p text:style-name="P21">c) <text:span text:style-name="T66">P</text:span>or otras causas legalmente determinadas.</text:p>
      <text:p text:style-name="P21">En todo caso habrá de ser notificado <text:span text:style-name="T66">al</text:span> Registro de Entidades Deportivas.</text:p>
      <text:p text:style-name="P6"/>
      <text:p text:style-name="P90"><text:span text:style-name="T12">Artículo 33º</text:span><text:span text:style-name="T3">.</text:span><text:span text:style-name="T4">-</text:span></text:p>
      <text:p text:style-name="P67"/>
      <text:p text:style-name="P39">Disol<text:span text:style-name="T67">to</text:span> <text:span text:style-name="T67">el</text:span> Club, el remanente de su patrimonio social, si h<text:span text:style-name="T77">ubiese</text:span>, se aplicará a fines análogos de carácter deportivo, bien por acuerdo previo de la Asamblea General, o, subsidiariamente, por el órgano competente en materia de deporte de la Xunta de Galicia.</text:p>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robotoregular" svg:font-family="roboto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loext:opacity="100%"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fo:font-style="italic" style:font-size-asian="12pt" style:font-style-asian="italic" style:font-size-complex="12pt"/>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1.517cm" fo:margin-right="0.203cm" fo:text-indent="0cm" style:auto-text-indent="false"/>
      <style:text-properties fo:font-size="14pt" fo:font-style="italic" style:text-underline-style="solid" style:text-underline-width="auto" style:text-underline-color="#000000" style:font-size-asian="14pt" style:font-style-asian="italic" style:font-size-complex="14pt"/>
    </style:style>
    <style:style style:name="List_20_Paragraph" style:display-name="List Paragraph" style:family="paragraph" style:parent-style-name="Standard" style:default-outline-level="">
      <style:paragraph-properties fo:margin-left="1.482cm" fo:margin-right="0cm" fo:text-indent="-0.847cm" style:auto-text-indent="false"/>
    </style:style>
    <style:style style:name="Table_20_Paragraph" style:display-name="Table Paragraph" style:family="paragraph" style:parent-style-name="Standard" style:default-outline-level="">
      <style:paragraph-properties fo:margin-top="0.205cm" fo:margin-bottom="0cm" style:contextual-spacing="fals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style style:name="Frame_20_contents" style:display-name="Frame contents" style:family="paragraph" style:parent-style-name="Standard" style:default-outline-level="" style:class="extra"/>
    <style:style style:name="Header" style:family="paragraph" style:parent-style-name="Standard" style:class="extra"/>
    <style:style style:name="Default_20_Paragraph_20_Font" style:display-name="Default Paragraph Font" style:family="text"/>
    <style:style style:name="ListLabel_20_1" style:display-name="ListLabel 1" style:family="text">
      <style:text-properties fo:font-size="12pt" fo:letter-spacing="-0.007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text-scale="100%"/>
    </style:style>
    <style:style style:name="ListLabel_20_2" style:display-name="ListLabel 2" style:family="text">
      <style:text-properties fo:font-size="12pt" fo:letter-spacing="-0.035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text-scale="100%"/>
    </style:style>
    <style:style style:name="ListLabel_20_3" style:display-name="ListLabel 3" style:family="text">
      <style:text-properties fo:font-size="12pt" fo:letter-spacing="-0.023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text-scale="100%"/>
    </style:style>
    <style:style style:name="ListLabel_20_4" style:display-name="ListLabel 4" style:family="text">
      <style:text-properties fo:font-size="12pt" fo:letter-spacing="-0.035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text-scale="100%"/>
    </style:style>
    <style:style style:name="ListLabel_20_5" style:display-name="ListLabel 5" style:family="text">
      <style:text-properties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text-scale="100%"/>
    </style:style>
    <style:style style:name="ListLabel_20_6" style:display-name="ListLabel 6" style:family="text">
      <style:text-properties fo:font-size="12pt" fo:letter-spacing="-0.002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text-scale="100%"/>
    </style:style>
    <style:style style:name="ListLabel_20_7" style:display-name="ListLabel 7" style:family="text">
      <style:text-properties fo:font-size="12pt" style:font-name-asian="Symbol" style:font-family-asian="Symbol" style:font-family-generic-asian="system" style:font-pitch-asian="variable" style:font-size-asian="12pt" style:font-name-complex="Symbol" style:font-family-complex="Symbol" style:font-family-generic-complex="system" style:font-pitch-complex="variable" style:font-size-complex="12pt" style:text-scale="100%"/>
    </style:style>
    <style:style style:name="ListLabel_20_8" style:display-name="ListLabel 8" style:family="text"/>
    <style:style style:name="ListLabel_20_9" style:display-name="ListLabel 9" style:family="text">
      <style:text-properties fo:font-size="12pt" fo:letter-spacing="-0.002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text-scale="100%"/>
    </style:style>
    <style:style style:name="ListLabel_20_10" style:display-name="ListLabel 10" style:family="text">
      <style:text-properties fo:font-size="12pt" fo:letter-spacing="-0.007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text-scale="100%"/>
    </style:style>
    <style:style style:name="ListLabel_20_11" style:display-name="ListLabel 11" style:family="text">
      <style:text-properties fo:font-size="12pt" fo:letter-spacing="-0.007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text-scale="100%"/>
    </style:style>
    <style:style style:name="ListLabel_20_12" style:display-name="ListLabel 12" style:family="text">
      <style:text-properties fo:font-size="12pt" fo:letter-spacing="-0.035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text-scale="100%"/>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fo:font-size="12pt" fo:letter-spacing="-0.023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text-scale="100%"/>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fo:font-size="12pt" fo:letter-spacing="-0.035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text-scale="100%"/>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text-scale="100%"/>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fo:font-size="12pt" fo:letter-spacing="-0.002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text-scale="100%"/>
    </style:style>
    <style:style style:name="ListLabel_20_48" style:display-name="ListLabel 48" style:family="text">
      <style:text-properties fo:font-size="12pt" style:font-size-asian="12pt" style:font-name-complex="Symbol" style:font-family-complex="Symbol" style:font-family-generic-complex="system" style:font-pitch-complex="variable" style:font-size-complex="12pt" style:text-scale="100%"/>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fo:font-size="12pt" fo:letter-spacing="-0.002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text-scale="100%"/>
    </style:style>
    <style:style style:name="ListLabel_20_57" style:display-name="ListLabel 57" style:family="text">
      <style:text-properties fo:font-size="12pt" fo:letter-spacing="-0.007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text-scale="100%"/>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1" loext:num-list-format="%1%." style:num-suffix="." style:num-format="1">
        <style:list-level-properties text:list-level-position-and-space-mode="label-alignment">
          <style:list-level-label-alignment text:label-followed-by="listtab" fo:text-indent="-0.637cm" fo:margin-left="0.988cm"/>
        </style:list-level-properties>
      </text:list-level-style-number>
      <text:list-level-style-number text:level="2" text:style-name="ListLabel_20_12" loext:num-list-format="%2%)" style:num-suffix=")" style:num-format="a" style:num-letter-sync="true">
        <style:list-level-properties text:list-level-position-and-space-mode="label-alignment">
          <style:list-level-label-alignment text:label-followed-by="listtab" fo:text-indent="-0.637cm" fo:margin-left="1.621cm"/>
        </style:list-level-properties>
      </text:list-level-style-number>
      <text:list-level-style-bullet text:level="3" text:style-name="ListLabel_20_13" loext:num-list-format="%3%" style:num-suffix="" text:bullet-char="">
        <style:list-level-properties text:list-level-position-and-space-mode="label-alignment">
          <style:list-level-label-alignment text:label-followed-by="listtab" fo:text-indent="-0.637cm" fo:margin-left="3.397cm"/>
        </style:list-level-properties>
        <style:text-properties style:font-name="Symbol1"/>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637cm" fo:margin-left="5.173cm"/>
        </style:list-level-properties>
        <style:text-properties style:font-name="Symbol1"/>
      </text:list-level-style-bullet>
      <text:list-level-style-bullet text:level="5" text:style-name="ListLabel_20_15" loext:num-list-format="%5%" style:num-suffix="" text:bullet-char="">
        <style:list-level-properties text:list-level-position-and-space-mode="label-alignment">
          <style:list-level-label-alignment text:label-followed-by="listtab" fo:text-indent="-0.637cm" fo:margin-left="6.95cm"/>
        </style:list-level-properties>
        <style:text-properties style:font-name="Symbol1"/>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637cm" fo:margin-left="8.724cm"/>
        </style:list-level-properties>
        <style:text-properties style:font-name="Symbol1"/>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637cm" fo:margin-left="10.5cm"/>
        </style:list-level-properties>
        <style:text-properties style:font-name="Symbol1"/>
      </text:list-level-style-bullet>
      <text:list-level-style-bullet text:level="8" text:style-name="ListLabel_20_18" loext:num-list-format="%8%" style:num-suffix="" text:bullet-char="">
        <style:list-level-properties text:list-level-position-and-space-mode="label-alignment">
          <style:list-level-label-alignment text:label-followed-by="listtab" fo:text-indent="-0.637cm" fo:margin-left="12.277cm"/>
        </style:list-level-properties>
        <style:text-properties style:font-name="Symbol1"/>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637cm" fo:margin-left="14.051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0" loext:num-list-format="%1%)" style:num-suffix=")" style:num-format="a" style:num-letter-sync="true">
        <style:list-level-properties text:list-level-position-and-space-mode="label-alignment">
          <style:list-level-label-alignment text:label-followed-by="listtab" fo:text-indent="-0.743cm" fo:margin-left="1.482cm"/>
        </style:list-level-properties>
      </text:list-level-style-number>
      <text:list-level-style-bullet text:level="2" text:style-name="ListLabel_20_21" loext:num-list-format="%2%" style:num-suffix="" text:bullet-char="">
        <style:list-level-properties text:list-level-position-and-space-mode="label-alignment">
          <style:list-level-label-alignment text:label-followed-by="listtab" fo:text-indent="-0.743cm" fo:margin-left="3.069cm"/>
        </style:list-level-properties>
        <style:text-properties style:font-name="Symbol1"/>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743cm" fo:margin-left="4.657cm"/>
        </style:list-level-properties>
        <style:text-properties style:font-name="Symbol1"/>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743cm" fo:margin-left="6.244cm"/>
        </style:list-level-properties>
        <style:text-properties style:font-name="Symbol1"/>
      </text:list-level-style-bullet>
      <text:list-level-style-bullet text:level="5" text:style-name="ListLabel_20_24" loext:num-list-format="%5%" style:num-suffix="" text:bullet-char="">
        <style:list-level-properties text:list-level-position-and-space-mode="label-alignment">
          <style:list-level-label-alignment text:label-followed-by="listtab" fo:text-indent="-0.743cm" fo:margin-left="7.832cm"/>
        </style:list-level-properties>
        <style:text-properties style:font-name="Symbol1"/>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743cm" fo:margin-left="9.419cm"/>
        </style:list-level-properties>
        <style:text-properties style:font-name="Symbol1"/>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743cm" fo:margin-left="11.007cm"/>
        </style:list-level-properties>
        <style:text-properties style:font-name="Symbol1"/>
      </text:list-level-style-bullet>
      <text:list-level-style-bullet text:level="8" text:style-name="ListLabel_20_27" loext:num-list-format="%8%" style:num-suffix="" text:bullet-char="">
        <style:list-level-properties text:list-level-position-and-space-mode="label-alignment">
          <style:list-level-label-alignment text:label-followed-by="listtab" fo:text-indent="-0.743cm" fo:margin-left="12.594cm"/>
        </style:list-level-properties>
        <style:text-properties style:font-name="Symbol1"/>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743cm" fo:margin-left="14.182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9" loext:num-list-format="%1%)" style:num-suffix=")" style:num-format="a" style:num-letter-sync="true">
        <style:list-level-properties text:list-level-position-and-space-mode="label-alignment">
          <style:list-level-label-alignment text:label-followed-by="listtab" fo:text-indent="-0.637cm" fo:margin-left="2.117cm"/>
        </style:list-level-properties>
      </text:list-level-style-number>
      <text:list-level-style-bullet text:level="2" text:style-name="ListLabel_20_30" loext:num-list-format="%2%" style:num-suffix="" text:bullet-char="">
        <style:list-level-properties text:list-level-position-and-space-mode="label-alignment">
          <style:list-level-label-alignment text:label-followed-by="listtab" fo:text-indent="-0.637cm" fo:margin-left="3.641cm"/>
        </style:list-level-properties>
        <style:text-properties style:font-name="Symbol1"/>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637cm" fo:margin-left="5.165cm"/>
        </style:list-level-properties>
        <style:text-properties style:font-name="Symbol1"/>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637cm" fo:margin-left="6.689cm"/>
        </style:list-level-properties>
        <style:text-properties style:font-name="Symbol1"/>
      </text:list-level-style-bullet>
      <text:list-level-style-bullet text:level="5" text:style-name="ListLabel_20_33" loext:num-list-format="%5%" style:num-suffix="" text:bullet-char="">
        <style:list-level-properties text:list-level-position-and-space-mode="label-alignment">
          <style:list-level-label-alignment text:label-followed-by="listtab" fo:text-indent="-0.637cm" fo:margin-left="8.213cm"/>
        </style:list-level-properties>
        <style:text-properties style:font-name="Symbol1"/>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637cm" fo:margin-left="9.737cm"/>
        </style:list-level-properties>
        <style:text-properties style:font-name="Symbol1"/>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637cm" fo:margin-left="11.261cm"/>
        </style:list-level-properties>
        <style:text-properties style:font-name="Symbol1"/>
      </text:list-level-style-bullet>
      <text:list-level-style-bullet text:level="8" text:style-name="ListLabel_20_36" loext:num-list-format="%8%" style:num-suffix="" text:bullet-char="">
        <style:list-level-properties text:list-level-position-and-space-mode="label-alignment">
          <style:list-level-label-alignment text:label-followed-by="listtab" fo:text-indent="-0.637cm" fo:margin-left="12.785cm"/>
        </style:list-level-properties>
        <style:text-properties style:font-name="Symbol1"/>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637cm" fo:margin-left="14.309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8" loext:num-list-format="%1%)" style:num-suffix=")" style:num-format="a" style:num-letter-sync="true">
        <style:list-level-properties text:list-level-position-and-space-mode="label-alignment">
          <style:list-level-label-alignment text:label-followed-by="listtab" fo:text-indent="-0.453cm" fo:margin-left="1.482cm"/>
        </style:list-level-properties>
      </text:list-level-style-number>
      <text:list-level-style-bullet text:level="2" text:style-name="ListLabel_20_39" loext:num-list-format="%2%" style:num-suffix="" text:bullet-char="">
        <style:list-level-properties text:list-level-position-and-space-mode="label-alignment">
          <style:list-level-label-alignment text:label-followed-by="listtab" fo:text-indent="-0.453cm" fo:margin-left="3.069cm"/>
        </style:list-level-properties>
        <style:text-properties style:font-name="Symbol1"/>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453cm" fo:margin-left="4.657cm"/>
        </style:list-level-properties>
        <style:text-properties style:font-name="Symbol1"/>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453cm" fo:margin-left="6.244cm"/>
        </style:list-level-properties>
        <style:text-properties style:font-name="Symbol1"/>
      </text:list-level-style-bullet>
      <text:list-level-style-bullet text:level="5" text:style-name="ListLabel_20_42" loext:num-list-format="%5%" style:num-suffix="" text:bullet-char="">
        <style:list-level-properties text:list-level-position-and-space-mode="label-alignment">
          <style:list-level-label-alignment text:label-followed-by="listtab" fo:text-indent="-0.453cm" fo:margin-left="7.832cm"/>
        </style:list-level-properties>
        <style:text-properties style:font-name="Symbol1"/>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453cm" fo:margin-left="9.419cm"/>
        </style:list-level-properties>
        <style:text-properties style:font-name="Symbol1"/>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453cm" fo:margin-left="11.007cm"/>
        </style:list-level-properties>
        <style:text-properties style:font-name="Symbol1"/>
      </text:list-level-style-bullet>
      <text:list-level-style-bullet text:level="8" text:style-name="ListLabel_20_45" loext:num-list-format="%8%" style:num-suffix="" text:bullet-char="">
        <style:list-level-properties text:list-level-position-and-space-mode="label-alignment">
          <style:list-level-label-alignment text:label-followed-by="listtab" fo:text-indent="-0.453cm" fo:margin-left="12.594cm"/>
        </style:list-level-properties>
        <style:text-properties style:font-name="Symbol1"/>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453cm" fo:margin-left="14.182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7" loext:num-list-format="%1%)" style:num-suffix=")" style:num-format="a" style:num-letter-sync="true">
        <style:list-level-properties text:list-level-position-and-space-mode="label-alignment">
          <style:list-level-label-alignment text:label-followed-by="listtab" fo:text-indent="-0.848cm" fo:margin-left="1.482cm"/>
        </style:list-level-properties>
      </text:list-level-style-number>
      <text:list-level-style-bullet text:level="2" text:style-name="ListLabel_20_48" loext:num-list-format="%2%" style:num-suffix="" text:bullet-char="">
        <style:list-level-properties text:list-level-position-and-space-mode="label-alignment">
          <style:list-level-label-alignment text:label-followed-by="listtab" fo:text-indent="-0.635cm" fo:margin-left="2.115cm"/>
        </style:list-level-properties>
        <style:text-properties style:font-name="Symbol1"/>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635cm" fo:margin-left="3.81cm"/>
        </style:list-level-properties>
        <style:text-properties style:font-name="Symbol1"/>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635cm" fo:margin-left="5.503cm"/>
        </style:list-level-properties>
        <style:text-properties style:font-name="Symbol1"/>
      </text:list-level-style-bullet>
      <text:list-level-style-bullet text:level="5" text:style-name="ListLabel_20_51" loext:num-list-format="%5%" style:num-suffix="" text:bullet-char="">
        <style:list-level-properties text:list-level-position-and-space-mode="label-alignment">
          <style:list-level-label-alignment text:label-followed-by="listtab" fo:text-indent="-0.635cm" fo:margin-left="7.197cm"/>
        </style:list-level-properties>
        <style:text-properties style:font-name="Symbol1"/>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635cm" fo:margin-left="10.583cm"/>
        </style:list-level-properties>
        <style:text-properties style:font-name="Symbol1"/>
      </text:list-level-style-bullet>
      <text:list-level-style-bullet text:level="8" text:style-name="ListLabel_20_54" loext:num-list-format="%8%" style:num-suffix="" text:bullet-char="">
        <style:list-level-properties text:list-level-position-and-space-mode="label-alignment">
          <style:list-level-label-alignment text:label-followed-by="listtab" fo:text-indent="-0.635cm" fo:margin-left="12.277cm"/>
        </style:list-level-properties>
        <style:text-properties style:font-name="Symbol1"/>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635cm" fo:margin-left="13.97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A" style:num-letter-sync="true" text:start-value="5">
        <style:list-level-properties text:list-level-position-and-space-mode="label-alignment">
          <style:list-level-label-alignment text:label-followed-by="listtab" fo:text-indent="-0.753cm" fo:margin-left="0.963cm"/>
        </style:list-level-properties>
      </text:list-level-style-number>
      <text:list-level-style-number text:level="2" text:style-name="ListLabel_20_56" loext:num-list-format="%1%.%2%" style:num-format="A" style:num-letter-sync="true" text:start-value="13" text:display-levels="2">
        <style:list-level-properties text:list-level-position-and-space-mode="label-alignment">
          <style:list-level-label-alignment text:label-followed-by="listtab" fo:text-indent="-0.753cm" fo:margin-left="0.963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848cm" fo:margin-left="1.482cm"/>
        </style:list-level-properties>
      </text:list-level-style-number>
      <text:list-level-style-bullet text:level="4" text:style-name="ListLabel_20_58" loext:num-list-format="%4%" style:num-suffix="" text:bullet-char="">
        <style:list-level-properties text:list-level-position-and-space-mode="label-alignment">
          <style:list-level-label-alignment text:label-followed-by="listtab" fo:text-indent="-0.848cm" fo:margin-left="1.58cm"/>
        </style:list-level-properties>
        <style:text-properties style:font-name="Symbol1"/>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848cm" fo:margin-left="1.63cm"/>
        </style:list-level-properties>
        <style:text-properties style:font-name="Symbol1"/>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848cm" fo:margin-left="1.679cm"/>
        </style:list-level-properties>
        <style:text-properties style:font-name="Symbol1"/>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848cm" fo:margin-left="1.729cm"/>
        </style:list-level-properties>
        <style:text-properties style:font-name="Symbol1"/>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848cm" fo:margin-left="1.78cm"/>
        </style:list-level-properties>
        <style:text-properties style:font-name="Symbol1"/>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848cm" fo:margin-left="1.829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officeooo:rsid="0020d479" officeooo:paragraph-rsid="0020d479"/>
    </style:style>
    <style:style style:name="MP4" style:family="paragraph" style:parent-style-name="Footer">
      <style:text-properties officeooo:rsid="0020d479" officeooo:paragraph-rsid="0020d479"/>
    </style:style>
    <style:page-layout style:name="Mpm1">
      <style:page-layout-properties fo:page-width="21.001cm" fo:page-height="29.7cm" style:num-format="1" style:print-orientation="portrait" fo:margin-top="2.011cm" fo:margin-bottom="2.15cm" fo:margin-left="2.293cm" fo:margin-right="0.953cm" style:writing-mode="lr-tb" style:layout-grid-color="#c0c0c0" style:layout-grid-lines="2522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011cm" fo:margin-bottom="2.469cm" fo:margin-left="2.328cm" fo:margin-right="1.305cm" style:writing-mode="lr-tb" style:layout-grid-color="#c0c0c0" style:layout-grid-lines="59"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011cm" fo:margin-bottom="2.469cm" fo:margin-left="2.328cm" fo:margin-right="1.305cm" style:writing-mode="lr-tb" style:layout-grid-color="#c0c0c0" style:layout-grid-lines="59"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21.001cm" fo:page-height="29.7cm" style:num-format="1" style:print-orientation="portrait" fo:margin-top="2.505cm" fo:margin-bottom="2.469cm" fo:margin-left="2.328cm" fo:margin-right="1.305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011cm" fo:margin-bottom="2.469cm" fo:margin-left="2.187cm" fo:margin-right="1.199cm" style:writing-mode="lr-tb" style:layout-grid-color="#c0c0c0" style:layout-grid-lines="59"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046cm" fo:margin-bottom="1.531cm" fo:margin-left="2.328cm" fo:margin-right="1.305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8">
      <style:page-layout-properties fo:page-width="21.001cm" fo:page-height="29.7cm" style:num-format="1" style:print-orientation="portrait" fo:margin-top="2.011cm" fo:margin-bottom="1.531cm" fo:margin-left="2.328cm" fo:margin-right="1.305cm" style:writing-mode="lr-tb" style:layout-grid-color="#c0c0c0" style:layout-grid-lines="61"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10</text:page-number></text:p>
      </style:footer>
    </style:master-page>
    <style:master-page style:name="Converted1" style:page-layout-name="Mpm2" draw:style-name="Mdp1" style:next-style-name="Standard">
      <style:header>
        <text:p text:style-name="Header"/>
      </style:header>
      <style:footer>
        <text:p text:style-name="MP3"><text:page-number text:select-page="current">0</text:page-number></text:p>
      </style:footer>
    </style:master-page>
    <style:master-page style:name="Converted2" style:page-layout-name="Mpm3" draw:style-name="Mdp1"/>
    <style:master-page style:name="Converted3" style:page-layout-name="Mpm4" draw:style-name="Mdp1"/>
    <style:master-page style:name="Converted4" style:page-layout-name="Mpm5" draw:style-name="Mdp1">
      <style:footer>
        <text:p text:style-name="MP4"/>
      </style:footer>
    </style:master-page>
    <style:master-page style:name="Converted5" style:page-layout-name="Mpm6" draw:style-name="Mdp1">
      <style:footer>
        <text:p text:style-name="MP3"><text:page-number text:select-page="current">0</text:page-number></text:p>
      </style:footer>
    </style:master-page>
    <style:master-page style:name="Converted6" style:page-layout-name="Mpm7" draw:style-name="Mdp1">
      <style:footer>
        <text:p text:style-name="MP3"><text:page-number text:select-page="current">0</text:page-number></text:p>
      </style:footer>
    </style:master-page>
    <style:master-page style:name="Converted7" style:page-layout-name="Mpm8" draw:style-name="Mdp1">
      <style:footer>
        <text:p text:style-name="MP3"><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2-14T13:38:00</meta:creation-date>
    <meta:initial-creator>bfrarez</meta:initial-creator>
    <dc:language>es-ES</dc:language>
    <dc:date>2024-09-20T16:35:43.358000000</dc:date>
    <meta:editing-cycles>26</meta:editing-cycles>
    <dc:title>Microsoft Word - ESTATUTOS  DO  CLUB</dc:title>
    <meta:editing-duration>PT3H1M27S</meta:editing-duration>
    <meta:generator>LibreOffice/7.5.9.2$Windows_X86_64 LibreOffice_project/cdeefe45c17511d326101eed8008ac4092f278a9</meta:generator>
    <meta:print-date>2017-12-19T10:40:48.060000000</meta:print-date>
    <meta:document-statistic meta:table-count="0" meta:image-count="0" meta:object-count="0" meta:page-count="12" meta:paragraph-count="148" meta:word-count="2390" meta:character-count="15309" meta:non-whitespace-character-count="13030"/>
    <meta:user-defined meta:name="AppVersion">14.0000</meta:user-defined>
    <meta:user-defined meta:name="Created" meta:value-type="date">2012-04-13T00:00:00</meta:user-defined>
    <meta:user-defined meta:name="Creator">PScript5.dll Version 5.2.2</meta:user-defined>
    <meta:user-defined meta:name="DocSecurity" meta:value-type="float">0</meta:user-defined>
    <meta:user-defined meta:name="HyperlinksChanged" meta:value-type="boolean">false</meta:user-defined>
    <meta:user-defined meta:name="LastSaved" meta:value-type="date">2017-02-06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